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6" style:family="table">
      <style:table-properties style:width="3.4896in" fo:margin-left="1.7174in" table:align="left"/>
    </style:style>
    <style:style style:name="Table6.A" style:family="table-column">
      <style:table-column-properties style:column-width="0.566in"/>
    </style:style>
    <style:style style:name="Table6.B" style:family="table-column">
      <style:table-column-properties style:column-width="0.9965in"/>
    </style:style>
    <style:style style:name="Table6.C" style:family="table-column">
      <style:table-column-properties style:column-width="1.9271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paragraph-rsid="000d29d1"/>
    </style:style>
    <style:style style:name="P2" style:family="paragraph" style:parent-style-name="Text_20_body">
      <style:text-properties officeooo:paragraph-rsid="000d29d1"/>
    </style:style>
    <style:style style:name="P3" style:family="paragraph" style:parent-style-name="Table_20_Contents">
      <style:paragraph-properties fo:text-align="center" style:justify-single-word="false"/>
      <style:text-properties fo:font-weight="bold" officeooo:paragraph-rsid="000d29d1" style:font-weight-asian="bold" style:font-weight-complex="bold"/>
    </style:style>
    <style:style style:name="P4" style:family="paragraph" style:parent-style-name="Table_20_Contents">
      <style:paragraph-properties fo:text-align="center" style:justify-single-word="false"/>
      <style:text-properties fo:font-weight="bold" officeooo:rsid="0064bb8f" officeooo:paragraph-rsid="000d29d1" style:font-weight-asian="bold" style:font-weight-complex="bold"/>
    </style:style>
    <style:style style:name="P5" style:family="paragraph" style:parent-style-name="Table_20_Contents">
      <style:paragraph-properties fo:text-align="center" style:justify-single-word="false"/>
      <style:text-properties officeooo:rsid="0064bb8f" officeooo:paragraph-rsid="000d29d1"/>
    </style:style>
    <style:style style:name="P6" style:family="paragraph" style:parent-style-name="Text_20_body">
      <style:text-properties officeooo:rsid="0064bb8f" officeooo:paragraph-rsid="000d29d1"/>
    </style:style>
    <style:style style:name="P7" style:family="paragraph" style:parent-style-name="Text_20_body">
      <style:text-properties officeooo:rsid="005e9468" officeooo:paragraph-rsid="000c40ff"/>
    </style:style>
    <style:style style:name="P8" style:family="paragraph" style:parent-style-name="Text_20_body">
      <style:text-properties officeooo:paragraph-rsid="000c40ff"/>
    </style:style>
    <style:style style:name="P9" style:family="paragraph" style:parent-style-name="Text_20_body">
      <style:text-properties officeooo:rsid="0062c244" officeooo:paragraph-rsid="000d29d1"/>
    </style:style>
    <style:style style:name="P10" style:family="paragraph" style:parent-style-name="Text_20_body">
      <style:text-properties officeooo:rsid="001453ec" officeooo:paragraph-rsid="001453ec"/>
    </style:style>
    <style:style style:name="P11" style:family="paragraph" style:parent-style-name="Title">
      <style:text-properties officeooo:paragraph-rsid="000b2843"/>
    </style:style>
    <style:style style:name="P12" style:family="paragraph" style:parent-style-name="Footnote">
      <style:text-properties officeooo:paragraph-rsid="00186f59"/>
    </style:style>
    <style:style style:name="P13" style:family="paragraph" style:parent-style-name="Text_20_body">
      <style:text-properties fo:font-style="normal" officeooo:rsid="00186f59" officeooo:paragraph-rsid="00186f59" style:font-style-asian="normal" style:font-style-complex="normal"/>
    </style:style>
    <style:style style:name="P14" style:family="paragraph" style:parent-style-name="Footnote">
      <style:text-properties officeooo:rsid="0026f771" officeooo:paragraph-rsid="0026f771"/>
    </style:style>
    <style:style style:name="P15" style:family="paragraph" style:parent-style-name="Heading">
      <style:text-properties officeooo:rsid="0043c45d" officeooo:paragraph-rsid="0043c45d"/>
    </style:style>
    <style:style style:name="P16" style:family="paragraph" style:parent-style-name="Heading">
      <style:text-properties officeooo:rsid="001149d0" officeooo:paragraph-rsid="0042185b"/>
    </style:style>
    <style:style style:name="P17" style:family="paragraph" style:parent-style-name="Heading_20_1">
      <style:paragraph-properties fo:break-before="page"/>
      <style:text-properties officeooo:rsid="0042185b" officeooo:paragraph-rsid="0042185b"/>
    </style:style>
    <style:style style:name="P18" style:family="paragraph" style:parent-style-name="Heading_20_1" style:list-style-name="">
      <style:text-properties officeooo:rsid="0042185b" officeooo:paragraph-rsid="0042185b"/>
    </style:style>
    <style:style style:name="P19" style:family="paragraph" style:parent-style-name="Heading_20_2">
      <style:text-properties officeooo:paragraph-rsid="000c40ff"/>
    </style:style>
    <style:style style:name="P20" style:family="paragraph" style:parent-style-name="Heading_20_2">
      <style:text-properties officeooo:rsid="002f1fb6" officeooo:paragraph-rsid="002f1fb6"/>
    </style:style>
    <style:style style:name="P21" style:family="paragraph" style:parent-style-name="Heading_20_2">
      <style:text-properties officeooo:paragraph-rsid="002f1fb6"/>
    </style:style>
    <style:style style:name="P22" style:family="paragraph" style:parent-style-name="Heading_20_3">
      <style:text-properties officeooo:paragraph-rsid="000d29d1"/>
    </style:style>
    <style:style style:name="P23" style:family="paragraph" style:parent-style-name="Heading_20_3">
      <style:text-properties officeooo:rsid="0062c244" officeooo:paragraph-rsid="000d29d1"/>
    </style:style>
    <style:style style:name="P24" style:family="paragraph" style:parent-style-name="Horizontal_20_Line">
      <style:text-properties officeooo:paragraph-rsid="0047238c"/>
    </style:style>
    <style:style style:name="P25" style:family="paragraph" style:parent-style-name="Standard" style:list-style-name="L1">
      <style:text-properties officeooo:paragraph-rsid="000c40ff"/>
    </style:style>
    <style:style style:name="P26" style:family="paragraph" style:parent-style-name="Standard">
      <style:text-properties officeooo:paragraph-rsid="000d29d1"/>
    </style:style>
    <style:style style:name="P27" style:family="paragraph" style:parent-style-name="Standard">
      <style:paragraph-properties fo:text-align="center" style:justify-single-word="false"/>
      <style:text-properties officeooo:rsid="00252425" officeooo:paragraph-rsid="00252425"/>
    </style:style>
    <style:style style:name="P28" style:family="paragraph" style:parent-style-name="Standard">
      <style:paragraph-properties fo:text-align="center" style:justify-single-word="false"/>
    </style:style>
    <style:style style:name="P29" style:family="paragraph" style:parent-style-name="Standard">
      <style:text-properties style:font-name="Liberation Mono" fo:font-size="10pt" style:font-size-asian="10pt" style:font-size-complex="10pt"/>
    </style:style>
    <style:style style:name="P30" style:family="paragraph" style:parent-style-name="Standard">
      <style:text-properties style:font-name="Liberation Mono" fo:font-size="10pt" officeooo:rsid="002fe96e" officeooo:paragraph-rsid="002fe96e" style:font-size-asian="10pt" style:font-size-complex="10pt"/>
    </style:style>
    <style:style style:name="P31" style:family="paragraph" style:parent-style-name="Standard">
      <style:text-properties style:font-name="Liberation Mono" fo:font-size="10pt" officeooo:paragraph-rsid="003d774f" style:font-size-asian="10pt" style:font-size-complex="10pt"/>
    </style:style>
    <style:style style:name="P32" style:family="paragraph" style:parent-style-name="Standard">
      <style:text-properties style:font-name="Liberation Mono" fo:font-size="10pt" officeooo:paragraph-rsid="003e7674" style:font-size-asian="10pt" style:font-size-complex="10pt"/>
    </style:style>
    <style:style style:name="P33" style:family="paragraph" style:parent-style-name="Standard">
      <style:text-properties officeooo:rsid="001149d0" officeooo:paragraph-rsid="0047238c"/>
    </style:style>
    <style:style style:name="P34" style:family="paragraph" style:parent-style-name="Standard">
      <style:text-properties officeooo:paragraph-rsid="00452400"/>
    </style:style>
    <style:style style:name="P35" style:family="paragraph" style:parent-style-name="Table_20_Contents">
      <style:paragraph-properties fo:text-align="center" style:justify-single-word="false"/>
      <style:text-properties fo:font-weight="bold" officeooo:rsid="00252425" officeooo:paragraph-rsid="00252425" style:font-weight-asian="bold" style:font-weight-complex="bold"/>
    </style:style>
    <style:style style:name="P36" style:family="paragraph" style:parent-style-name="Table_20_Contents">
      <style:paragraph-properties fo:text-align="center" style:justify-single-word="false"/>
      <style:text-properties officeooo:rsid="00252425" officeooo:paragraph-rsid="00252425"/>
    </style:style>
    <style:style style:name="P37" style:family="paragraph" style:parent-style-name="Table_20_Contents">
      <style:text-properties officeooo:rsid="00264b43" officeooo:paragraph-rsid="00264b43"/>
    </style:style>
    <style:style style:name="P38" style:family="paragraph" style:parent-style-name="Table_20_Contents">
      <style:paragraph-properties fo:text-align="center" style:justify-single-word="false"/>
      <style:text-properties officeooo:rsid="0026f771" officeooo:paragraph-rsid="0026f771"/>
    </style:style>
    <style:style style:name="P39" style:family="paragraph" style:parent-style-name="Table_20_Contents">
      <style:text-properties officeooo:rsid="0026f771" officeooo:paragraph-rsid="0026f771"/>
    </style:style>
    <style:style style:name="P40" style:family="paragraph" style:parent-style-name="Table_20_Contents">
      <style:text-properties officeooo:rsid="0026f771" officeooo:paragraph-rsid="00281ad2"/>
    </style:style>
    <style:style style:name="P41" style:family="paragraph" style:parent-style-name="Table_20_Contents">
      <style:paragraph-properties fo:text-align="center" style:justify-single-word="false"/>
      <style:text-properties officeooo:rsid="002d9267" officeooo:paragraph-rsid="002d9267"/>
    </style:style>
    <style:style style:name="P42" style:family="paragraph" style:parent-style-name="Table_20_Contents">
      <style:paragraph-properties fo:text-align="center" style:justify-single-word="false"/>
      <style:text-properties officeooo:rsid="00347c18" officeooo:paragraph-rsid="00347c18"/>
    </style:style>
    <style:style style:name="P43" style:family="paragraph" style:parent-style-name="Text_20_body" style:list-style-name="L1"/>
    <style:style style:name="P44" style:family="paragraph" style:parent-style-name="Text_20_body" style:list-style-name="L3">
      <style:text-properties officeooo:paragraph-rsid="000d29d1"/>
    </style:style>
    <style:style style:name="P45" style:family="paragraph" style:parent-style-name="Text_20_body">
      <style:text-properties officeooo:rsid="001eb10d" officeooo:paragraph-rsid="003c2a61"/>
    </style:style>
    <style:style style:name="P46" style:family="paragraph" style:parent-style-name="Text_20_body">
      <style:text-properties officeooo:rsid="00281ad2" officeooo:paragraph-rsid="00281ad2"/>
    </style:style>
    <style:style style:name="P47" style:family="paragraph" style:parent-style-name="Text_20_body">
      <style:text-properties officeooo:rsid="002b1fb4" officeooo:paragraph-rsid="002b1fb4"/>
    </style:style>
    <style:style style:name="P48" style:family="paragraph" style:parent-style-name="Text_20_body">
      <style:text-properties officeooo:rsid="002f1fb6" officeooo:paragraph-rsid="002f1fb6"/>
    </style:style>
    <style:style style:name="P49" style:family="paragraph" style:parent-style-name="Text_20_body">
      <style:paragraph-properties fo:text-align="center" style:justify-single-word="false"/>
      <style:text-properties officeooo:rsid="002f1fb6" officeooo:paragraph-rsid="002fe96e"/>
    </style:style>
    <style:style style:name="P50" style:family="paragraph" style:parent-style-name="Text_20_body">
      <style:text-properties officeooo:paragraph-rsid="002f1fb6"/>
    </style:style>
    <style:style style:name="P51" style:family="paragraph" style:parent-style-name="Text_20_body">
      <style:text-properties officeooo:rsid="002fe96e" officeooo:paragraph-rsid="002fe96e"/>
    </style:style>
    <style:style style:name="P52" style:family="paragraph" style:parent-style-name="Text_20_body">
      <style:text-properties officeooo:paragraph-rsid="002fe96e"/>
    </style:style>
    <style:style style:name="P53" style:family="paragraph" style:parent-style-name="Text_20_body">
      <style:text-properties officeooo:rsid="00388b46" officeooo:paragraph-rsid="00388b46"/>
    </style:style>
    <style:style style:name="P54" style:family="paragraph" style:parent-style-name="Text_20_body">
      <style:text-properties officeooo:paragraph-rsid="00388b46"/>
    </style:style>
    <style:style style:name="P55" style:family="paragraph" style:parent-style-name="Text_20_body">
      <style:text-properties officeooo:paragraph-rsid="003e7674"/>
    </style:style>
    <style:style style:name="P56" style:family="paragraph" style:parent-style-name="Text_20_body">
      <style:text-properties officeooo:paragraph-rsid="0042185b"/>
    </style:style>
    <style:style style:name="P57" style:family="paragraph" style:parent-style-name="Text_20_body" style:list-style-name="L4">
      <style:text-properties officeooo:paragraph-rsid="0042185b"/>
    </style:style>
    <style:style style:name="P58" style:family="paragraph" style:parent-style-name="Text_20_body" style:list-style-name="L4"/>
    <style:style style:name="P59" style:family="paragraph" style:parent-style-name="Text_20_body">
      <style:text-properties officeooo:rsid="0042185b" officeooo:paragraph-rsid="0042185b"/>
    </style:style>
    <style:style style:name="P60" style:family="paragraph" style:parent-style-name="Text_20_body" style:list-style-name="L5"/>
    <style:style style:name="P61" style:family="paragraph" style:parent-style-name="Text_20_body" style:list-style-name="L5">
      <style:text-properties officeooo:paragraph-rsid="0043c45d"/>
    </style:style>
    <style:style style:name="P62" style:family="paragraph" style:parent-style-name="Text_20_body" style:list-style-name="L5">
      <style:text-properties officeooo:rsid="0043c45d" officeooo:paragraph-rsid="0043c45d"/>
    </style:style>
    <style:style style:name="P63" style:family="paragraph" style:parent-style-name="Text_20_body" style:list-style-name="L6">
      <style:paragraph-properties fo:margin-top="0in" fo:margin-bottom="0in" style:contextual-spacing="false"/>
      <style:text-properties officeooo:paragraph-rsid="0043c45d"/>
    </style:style>
    <style:style style:name="P64" style:family="paragraph" style:parent-style-name="Text_20_body" style:list-style-name="L6">
      <style:text-properties officeooo:paragraph-rsid="0043c45d"/>
    </style:style>
    <style:style style:name="P65" style:family="paragraph" style:parent-style-name="Text_20_body" style:list-style-name="L6"/>
    <style:style style:name="P66" style:family="paragraph" style:parent-style-name="Text_20_body" style:list-style-name="L6">
      <style:paragraph-properties fo:margin-top="0in" fo:margin-bottom="0in" style:contextual-spacing="false"/>
      <style:text-properties officeooo:paragraph-rsid="00452400"/>
    </style:style>
    <style:style style:name="P67" style:family="paragraph" style:parent-style-name="Text_20_body" style:list-style-name="L8">
      <style:text-properties officeooo:rsid="00452400" officeooo:paragraph-rsid="00452400"/>
    </style:style>
    <style:style style:name="P68" style:family="paragraph" style:parent-style-name="Text_20_body" style:list-style-name="L8">
      <style:paragraph-properties fo:margin-top="0in" fo:margin-bottom="0in" style:contextual-spacing="false"/>
      <style:text-properties officeooo:rsid="00452400" officeooo:paragraph-rsid="00452400"/>
    </style:style>
    <style:style style:name="P69" style:family="paragraph" style:parent-style-name="Text_20_body" style:list-style-name="L9">
      <style:paragraph-properties fo:margin-top="0in" fo:margin-bottom="0in" style:contextual-spacing="false"/>
      <style:text-properties officeooo:rsid="00452400" officeooo:paragraph-rsid="00452400"/>
    </style:style>
    <style:style style:name="P70" style:family="paragraph" style:parent-style-name="Text_20_body" style:list-style-name="L9">
      <style:text-properties officeooo:rsid="00452400" officeooo:paragraph-rsid="004a9d71"/>
    </style:style>
    <style:style style:name="P71" style:family="paragraph" style:parent-style-name="Text_20_body" style:list-style-name="L7">
      <style:paragraph-properties fo:margin-top="0in" fo:margin-bottom="0in" style:contextual-spacing="false"/>
      <style:text-properties officeooo:paragraph-rsid="00452400"/>
    </style:style>
    <style:style style:name="P72" style:family="paragraph" style:parent-style-name="Text_20_body" style:list-style-name="L7">
      <style:paragraph-properties fo:margin-top="0in" fo:margin-bottom="0in" style:contextual-spacing="false"/>
      <style:text-properties officeooo:paragraph-rsid="00491269"/>
    </style:style>
    <style:style style:name="P73" style:family="paragraph" style:parent-style-name="Text_20_body" style:list-style-name="L8">
      <style:paragraph-properties fo:margin-top="0in" fo:margin-bottom="0in" style:contextual-spacing="false"/>
      <style:text-properties officeooo:paragraph-rsid="00452400"/>
    </style:style>
    <style:style style:name="P74" style:family="paragraph" style:parent-style-name="Text_20_body" style:list-style-name="L8">
      <style:text-properties officeooo:paragraph-rsid="00452400"/>
    </style:style>
    <style:style style:name="P75" style:family="paragraph" style:parent-style-name="Text_20_body">
      <style:text-properties fo:font-weight="bold" officeooo:rsid="002f3a12" officeooo:paragraph-rsid="00452400" style:font-weight-asian="bold" style:font-weight-complex="bold"/>
    </style:style>
    <style:style style:name="P76" style:family="paragraph" style:parent-style-name="Text_20_body" style:list-style-name="L5">
      <style:text-properties officeooo:rsid="00491269" officeooo:paragraph-rsid="00491269"/>
    </style:style>
    <style:style style:name="T1" style:family="text">
      <style:text-properties officeooo:rsid="000b2843"/>
    </style:style>
    <style:style style:name="T2" style:family="text">
      <style:text-properties officeooo:rsid="002c9ec5"/>
    </style:style>
    <style:style style:name="T3" style:family="text">
      <style:text-properties officeooo:rsid="00627da9"/>
    </style:style>
    <style:style style:name="T4" style:family="text">
      <style:text-properties officeooo:rsid="00361ea0"/>
    </style:style>
    <style:style style:name="T5" style:family="text">
      <style:text-properties officeooo:rsid="005d98b9"/>
    </style:style>
    <style:style style:name="T6" style:family="text">
      <style:text-properties officeooo:rsid="002e5ebe"/>
    </style:style>
    <style:style style:name="T7" style:family="text">
      <style:text-properties style:font-name="Liberation Mono" fo:font-size="10pt" fo:font-weight="bold" style:font-size-asian="10pt" style:font-weight-asian="bold" style:font-size-complex="10pt" style:font-weight-complex="bold"/>
    </style:style>
    <style:style style:name="T8" style:family="text">
      <style:text-properties style:font-name="Liberation Mono" fo:font-size="10pt" fo:font-weight="bold" officeooo:rsid="005d98b9" style:font-size-asian="10pt" style:font-weight-asian="bold" style:font-size-complex="10pt" style:font-weight-complex="bold"/>
    </style:style>
    <style:style style:name="T9" style:family="text">
      <style:text-properties style:font-name="Liberation Mono" fo:font-size="10pt" fo:font-weight="bold" officeooo:rsid="00627da9" style:font-size-asian="10pt" style:font-weight-asian="bold" style:font-size-complex="10pt" style:font-weight-complex="bold"/>
    </style:style>
    <style:style style:name="T10" style:family="text">
      <style:text-properties style:font-name="Liberation Mono" fo:font-size="10pt" fo:font-weight="bold" officeooo:rsid="002c9ec5" style:font-size-asian="10pt" style:font-weight-asian="bold" style:font-size-complex="10pt" style:font-weight-complex="bold"/>
    </style:style>
    <style:style style:name="T11" style:family="text">
      <style:text-properties style:font-name="Liberation Mono" fo:font-size="10pt" fo:font-weight="bold" officeooo:rsid="00186f59" style:font-size-asian="10pt" style:font-weight-asian="bold" style:font-size-complex="10pt" style:font-weight-complex="bold"/>
    </style:style>
    <style:style style:name="T12" style:family="text">
      <style:text-properties style:font-name="Liberation Mono" fo:font-size="10pt" fo:font-weight="bold" officeooo:rsid="001a2b7a" style:font-size-asian="10pt" style:font-weight-asian="bold" style:font-size-complex="10pt" style:font-weight-complex="bold"/>
    </style:style>
    <style:style style:name="T13" style:family="text">
      <style:text-properties officeooo:rsid="005e9468"/>
    </style:style>
    <style:style style:name="T14" style:family="text">
      <style:text-properties fo:color="#000000" loext:opacity="100%" style:font-name="Liberation Mono" fo:font-size="10pt" fo:font-style="normal" fo:font-weight="bold" style:font-size-asian="10pt" style:font-style-asian="normal" style:font-weight-asian="bold" style:font-size-complex="10pt" style:font-weight-complex="bold"/>
    </style:style>
    <style:style style:name="T15" style:family="text">
      <style:text-properties fo:color="#000000" loext:opacity="100%" style:font-name="Ubuntu Mono" fo:font-size="10.5pt" fo:font-style="normal" fo:font-weight="bold" officeooo:rsid="002a3718" style:font-size-asian="10.5pt" style:font-style-asian="normal" style:font-weight-asian="bold" style:font-style-complex="normal" style:font-weight-complex="bold"/>
    </style:style>
    <style:style style:name="T16" style:family="text">
      <style:text-properties fo:color="#000000" loext:opacity="100%" style:font-name="Ubuntu Mono" fo:font-size="10.5pt" fo:font-style="normal" fo:font-weight="bold" officeooo:rsid="0034b0f9" style:font-size-asian="10.5pt" style:font-style-asian="normal" style:font-weight-asian="bold" style:font-style-complex="normal" style:font-weight-complex="bold"/>
    </style:style>
    <style:style style:name="T17" style:family="text">
      <style:text-properties fo:color="#000000" loext:opacity="100%" style:font-name="Ubuntu Mono" fo:font-size="10.5pt" fo:font-style="normal" fo:font-weight="bold" officeooo:rsid="002a3718" style:font-size-asian="10.5pt" style:font-style-asian="normal" style:font-weight-asian="bold" style:font-weight-complex="bold"/>
    </style:style>
    <style:style style:name="T18" style:family="text">
      <style:text-properties fo:color="#000000" loext:opacity="100%" style:font-name="Ubuntu Mono" fo:font-size="10.5pt" fo:font-style="normal" fo:font-weight="bold" officeooo:rsid="0062c244" style:font-size-asian="10.5pt" style:font-style-asian="normal" style:font-weight-asian="bold" style:font-weight-complex="bold"/>
    </style:style>
    <style:style style:name="T19" style:family="text">
      <style:text-properties fo:color="#000000" loext:opacity="100%" style:font-name="Ubuntu Mono" fo:font-size="10.5pt" fo:font-style="normal" fo:font-weight="normal" officeooo:rsid="0034b0f9" style:font-size-asian="10.5pt" style:font-style-asian="normal" style:font-weight-asian="normal" style:font-style-complex="normal" style:font-weight-complex="normal"/>
    </style:style>
    <style:style style:name="T20" style:family="text">
      <style:text-properties fo:color="#000000" loext:opacity="100%" style:font-name="Ubuntu Mono" fo:font-size="10.5pt" fo:font-style="normal" fo:font-weight="normal" officeooo:rsid="0034b0f9" style:font-size-asian="10.5pt" style:font-style-asian="normal" style:font-weight-asian="normal" style:font-weight-complex="normal"/>
    </style:style>
    <style:style style:name="T21" style:family="text">
      <style:text-properties officeooo:rsid="0062c244"/>
    </style:style>
    <style:style style:name="T22" style:family="text">
      <style:text-properties style:font-name="Liberation Sans" fo:font-size="28pt" fo:font-weight="bold" officeooo:rsid="000f2d85" style:font-name-asian="Noto Sans CJK SC" style:font-size-asian="28pt" style:font-weight-asian="bold" style:font-name-complex="Lohit Devanagari1" style:font-size-complex="28pt" style:font-weight-complex="bold"/>
    </style:style>
    <style:style style:name="T23" style:family="text">
      <style:text-properties officeooo:rsid="0062e5f0"/>
    </style:style>
    <style:style style:name="T24" style:family="text">
      <style:text-properties fo:font-weight="bold" officeooo:rsid="002c9ec5" style:font-weight-asian="bold" style:font-weight-complex="bold"/>
    </style:style>
    <style:style style:name="T25" style:family="text">
      <style:text-properties fo:font-weight="bold" officeooo:rsid="002e5ebe" style:font-weight-asian="bold" style:font-weight-complex="bold"/>
    </style:style>
    <style:style style:name="T26" style:family="text">
      <style:text-properties fo:font-weight="bold" officeooo:rsid="00361ea0" style:font-weight-asian="bold" style:font-weight-complex="bold"/>
    </style:style>
    <style:style style:name="T27" style:family="text">
      <style:text-properties fo:font-weight="bold" officeooo:rsid="005e9468" style:font-weight-asian="bold" style:font-weight-complex="bold"/>
    </style:style>
    <style:style style:name="T28" style:family="text">
      <style:text-properties fo:font-weight="bold" officeooo:rsid="00186f59" style:font-weight-asian="bold" style:font-weight-complex="bold"/>
    </style:style>
    <style:style style:name="T29" style:family="text">
      <style:text-properties fo:font-weight="bold" officeooo:rsid="001d3fd9" style:font-weight-asian="bold" style:font-weight-complex="bold"/>
    </style:style>
    <style:style style:name="T30" style:family="text">
      <style:text-properties fo:font-weight="bold" officeooo:rsid="00627da9" style:font-weight-asian="bold" style:font-weight-complex="bold"/>
    </style:style>
    <style:style style:name="T31" style:family="text">
      <style:text-properties fo:font-weight="bold" officeooo:rsid="00252425" style:font-weight-asian="bold" style:font-weight-complex="bold"/>
    </style:style>
    <style:style style:name="T32" style:family="text">
      <style:text-properties fo:font-weight="bold" officeooo:rsid="0032bb6b" style:font-weight-asian="bold" style:font-weight-complex="bold"/>
    </style:style>
    <style:style style:name="T33" style:family="text">
      <style:text-properties fo:font-weight="bold" officeooo:rsid="003c2a61" style:font-weight-asian="bold" style:font-weight-complex="bold"/>
    </style:style>
    <style:style style:name="T34" style:family="text">
      <style:text-properties fo:font-weight="normal" officeooo:rsid="002c9ec5" style:font-weight-asian="normal" style:font-weight-complex="normal"/>
    </style:style>
    <style:style style:name="T35" style:family="text">
      <style:text-properties fo:font-weight="normal" officeooo:rsid="0034b0f9" style:font-weight-asian="normal" style:font-weight-complex="normal"/>
    </style:style>
    <style:style style:name="T36" style:family="text">
      <style:text-properties fo:font-weight="normal" officeooo:rsid="00100b6d" style:font-weight-asian="normal" style:font-weight-complex="normal"/>
    </style:style>
    <style:style style:name="T37" style:family="text">
      <style:text-properties fo:font-weight="normal" officeooo:rsid="0036406d" style:font-weight-asian="normal" style:font-weight-complex="normal"/>
    </style:style>
    <style:style style:name="T38" style:family="text">
      <style:text-properties fo:font-weight="normal" officeooo:rsid="0062c244" style:font-weight-asian="normal" style:font-weight-complex="normal"/>
    </style:style>
    <style:style style:name="T39" style:family="text">
      <style:text-properties fo:font-weight="normal" officeooo:rsid="00186f59" style:font-weight-asian="normal" style:font-weight-complex="normal"/>
    </style:style>
    <style:style style:name="T40" style:family="text">
      <style:text-properties fo:font-weight="normal" officeooo:rsid="00252425" style:font-weight-asian="normal" style:font-weight-complex="normal"/>
    </style:style>
    <style:style style:name="T41" style:family="text">
      <style:text-properties fo:font-weight="normal" officeooo:rsid="00264b43" style:font-weight-asian="normal" style:font-weight-complex="normal"/>
    </style:style>
    <style:style style:name="T42" style:family="text">
      <style:text-properties fo:font-weight="normal" officeooo:rsid="00388b46" style:font-weight-asian="normal" style:font-weight-complex="normal"/>
    </style:style>
    <style:style style:name="T43" style:family="text">
      <style:text-properties officeooo:rsid="0062e26f"/>
    </style:style>
    <style:style style:name="T44" style:family="text">
      <style:text-properties fo:font-style="italic" style:font-style-asian="italic" style:font-style-complex="italic"/>
    </style:style>
    <style:style style:name="T45" style:family="text">
      <style:text-properties fo:font-style="italic" officeooo:rsid="0062c244" style:font-style-asian="italic" style:font-style-complex="italic"/>
    </style:style>
    <style:style style:name="T46" style:family="text">
      <style:text-properties fo:font-style="italic" officeooo:rsid="002a3718" style:font-style-asian="italic" style:font-style-complex="italic"/>
    </style:style>
    <style:style style:name="T47" style:family="text">
      <style:text-properties fo:font-style="italic" officeooo:rsid="00186f59" style:font-style-asian="italic" style:font-style-complex="italic"/>
    </style:style>
    <style:style style:name="T48" style:family="text">
      <style:text-properties fo:font-style="italic" officeooo:rsid="001d3fd9" style:font-style-asian="italic" style:font-style-complex="italic"/>
    </style:style>
    <style:style style:name="T49" style:family="text">
      <style:text-properties fo:font-style="italic" officeooo:rsid="005e9468" style:font-style-asian="italic" style:font-style-complex="italic"/>
    </style:style>
    <style:style style:name="T50" style:family="text">
      <style:text-properties fo:font-style="italic" officeooo:rsid="001453ec" style:font-style-asian="italic" style:font-style-complex="italic"/>
    </style:style>
    <style:style style:name="T51" style:family="text">
      <style:text-properties fo:font-style="italic" officeooo:rsid="0032bb6b" style:font-style-asian="italic" style:font-style-complex="italic"/>
    </style:style>
    <style:style style:name="T52" style:family="text">
      <style:text-properties fo:font-style="italic" officeooo:rsid="003e7674" style:font-style-asian="italic" style:font-style-complex="italic"/>
    </style:style>
    <style:style style:name="T53" style:family="text">
      <style:text-properties fo:font-style="italic" officeooo:rsid="0042185b"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2c9ec5" style:font-style-asian="italic" style:font-weight-asian="bold" style:font-style-complex="italic" style:font-weight-complex="bold"/>
    </style:style>
    <style:style style:name="T56" style:family="text">
      <style:text-properties fo:font-style="italic" fo:font-weight="bold" officeooo:rsid="0062e26f" style:font-style-asian="italic" style:font-weight-asian="bold" style:font-style-complex="italic" style:font-weight-complex="bold"/>
    </style:style>
    <style:style style:name="T57" style:family="text">
      <style:text-properties fo:font-style="italic" fo:font-weight="bold" officeooo:rsid="002e5ebe" style:font-style-asian="italic" style:font-weight-asian="bold" style:font-style-complex="italic" style:font-weight-complex="bold"/>
    </style:style>
    <style:style style:name="T58" style:family="text">
      <style:text-properties fo:font-style="italic" fo:font-weight="bold" officeooo:rsid="00281ad2" style:font-style-asian="italic" style:font-weight-asian="bold" style:font-style-complex="italic" style:font-weight-complex="bold"/>
    </style:style>
    <style:style style:name="T59" style:family="text">
      <style:text-properties fo:font-style="italic" fo:font-weight="bold" officeooo:rsid="00327129" style:font-style-asian="italic" style:font-weight-asian="bold" style:font-style-complex="italic" style:font-weight-complex="bold"/>
    </style:style>
    <style:style style:name="T60" style:family="text">
      <style:text-properties fo:font-style="normal" style:font-style-asian="normal" style:font-style-complex="normal"/>
    </style:style>
    <style:style style:name="T61" style:family="text">
      <style:text-properties fo:font-style="normal" officeooo:rsid="0062c244" style:font-style-asian="normal" style:font-style-complex="normal"/>
    </style:style>
    <style:style style:name="T62" style:family="text">
      <style:text-properties fo:font-style="normal" officeooo:rsid="0062e5f0" style:font-style-asian="normal" style:font-style-complex="normal"/>
    </style:style>
    <style:style style:name="T63" style:family="text">
      <style:text-properties fo:font-style="normal" officeooo:rsid="002a3718" style:font-style-asian="normal" style:font-style-complex="normal"/>
    </style:style>
    <style:style style:name="T64" style:family="text">
      <style:text-properties fo:font-style="normal" officeooo:rsid="00186f59" style:font-style-asian="normal" style:font-style-complex="normal"/>
    </style:style>
    <style:style style:name="T65" style:family="text">
      <style:text-properties fo:font-style="normal" officeooo:rsid="001d3fd9" style:font-style-asian="normal" style:font-style-complex="normal"/>
    </style:style>
    <style:style style:name="T66" style:family="text">
      <style:text-properties fo:font-style="normal" officeooo:rsid="0032bb6b" style:font-style-asian="normal" style:font-style-complex="normal"/>
    </style:style>
    <style:style style:name="T67" style:family="text">
      <style:text-properties fo:font-style="normal" officeooo:rsid="003c2a61" style:font-style-asian="normal" style:font-style-complex="normal"/>
    </style:style>
    <style:style style:name="T68" style:family="text">
      <style:text-properties fo:font-style="normal" officeooo:rsid="0042185b" style:font-style-asian="normal" style:font-style-complex="normal"/>
    </style:style>
    <style:style style:name="T69" style:family="text">
      <style:text-properties fo:font-style="normal" fo:font-weight="normal" officeooo:rsid="0034b0f9" style:font-style-asian="normal" style:font-weight-asian="normal" style:font-style-complex="normal" style:font-weight-complex="normal"/>
    </style:style>
    <style:style style:name="T70" style:family="text">
      <style:text-properties fo:font-style="normal" fo:font-weight="bold" officeooo:rsid="00252425" style:font-style-asian="normal" style:font-weight-asian="bold" style:font-style-complex="normal" style:font-weight-complex="bold"/>
    </style:style>
    <style:style style:name="T71" style:family="text">
      <style:text-properties officeooo:rsid="002a3718"/>
    </style:style>
    <style:style style:name="T72" style:family="text">
      <style:text-properties officeooo:rsid="004b2be4"/>
    </style:style>
    <style:style style:name="T73" style:family="text">
      <style:text-properties officeooo:rsid="001453ec"/>
    </style:style>
    <style:style style:name="T74" style:family="text">
      <style:text-properties officeooo:rsid="0015a33e"/>
    </style:style>
    <style:style style:name="T75" style:family="text">
      <style:text-properties officeooo:rsid="00186f59"/>
    </style:style>
    <style:style style:name="T76" style:family="text">
      <style:text-properties fo:font-size="10pt" fo:font-style="normal" officeooo:rsid="00186f59" style:font-size-asian="10pt" style:font-style-asian="normal" style:font-size-complex="10pt" style:font-style-complex="normal"/>
    </style:style>
    <style:style style:name="T77" style:family="text">
      <style:text-properties fo:font-size="10pt" style:font-size-asian="10pt" style:font-size-complex="10pt"/>
    </style:style>
    <style:style style:name="T78" style:family="text">
      <style:text-properties fo:font-size="10pt" officeooo:rsid="00186f59" style:font-size-asian="10pt" style:font-size-complex="10pt"/>
    </style:style>
    <style:style style:name="T79" style:family="text">
      <style:text-properties fo:font-size="10pt" officeooo:rsid="0014dc5a" style:font-size-asian="10pt" style:font-size-complex="10pt"/>
    </style:style>
    <style:style style:name="T80" style:family="text">
      <style:text-properties fo:font-size="10pt" officeooo:rsid="0014997b" style:font-size-asian="10pt" style:font-size-complex="10pt"/>
    </style:style>
    <style:style style:name="T81" style:family="text">
      <style:text-properties officeooo:rsid="0019adc5"/>
    </style:style>
    <style:style style:name="T82" style:family="text">
      <style:text-properties officeooo:rsid="001a2b7a"/>
    </style:style>
    <style:style style:name="T83" style:family="text">
      <style:text-properties officeooo:rsid="001d3fd9"/>
    </style:style>
    <style:style style:name="T84" style:family="text">
      <style:text-properties officeooo:rsid="00252425"/>
    </style:style>
    <style:style style:name="T85" style:family="text">
      <style:text-properties officeooo:rsid="00264b43"/>
    </style:style>
    <style:style style:name="T86" style:family="text">
      <style:text-properties officeooo:rsid="0026f771"/>
    </style:style>
    <style:style style:name="T87" style:family="text">
      <style:text-properties fo:color="#080808" loext:opacity="100%" style:font-name="JetBrains Mono" fo:font-size="11.5pt" fo:font-style="normal" fo:font-weight="normal" style:font-size-asian="11.5pt" style:font-style-asian="normal" style:font-weight-asian="normal"/>
    </style:style>
    <style:style style:name="T88" style:family="text">
      <style:text-properties officeooo:rsid="00281ad2"/>
    </style:style>
    <style:style style:name="T89" style:family="text">
      <style:text-properties fo:color="#067d17" loext:opacity="100%" style:font-name="JetBrains Mono" fo:font-size="11.5pt" fo:font-style="normal" fo:font-weight="normal" style:font-size-asian="11.5pt" style:font-style-asian="normal" style:font-weight-asian="normal"/>
    </style:style>
    <style:style style:name="T90" style:family="text">
      <style:text-properties officeooo:rsid="002a0627"/>
    </style:style>
    <style:style style:name="T91" style:family="text">
      <style:text-properties officeooo:rsid="002b50ff"/>
    </style:style>
    <style:style style:name="T92" style:family="text">
      <style:text-properties officeooo:rsid="002f1fb6"/>
    </style:style>
    <style:style style:name="T93" style:family="text">
      <style:text-properties style:font-name="Liberation Mono" fo:font-size="10pt" style:font-size-asian="10pt" style:font-size-complex="10pt"/>
    </style:style>
    <style:style style:name="T94" style:family="text">
      <style:text-properties style:font-name="Liberation Mono" fo:font-size="10pt" officeooo:rsid="002f1fb6" style:font-size-asian="10pt" style:font-size-complex="10pt"/>
    </style:style>
    <style:style style:name="T95" style:family="text">
      <style:text-properties style:font-name="Liberation Mono" fo:font-size="10pt" officeooo:rsid="003e7674" style:font-size-asian="10pt" style:font-size-complex="10pt"/>
    </style:style>
    <style:style style:name="T96" style:family="text">
      <style:text-properties style:font-name="Liberation Mono" fo:font-size="10pt" officeooo:rsid="003d774f" style:font-size-asian="10pt" style:font-size-complex="10pt"/>
    </style:style>
    <style:style style:name="T97" style:family="text">
      <style:text-properties style:font-name="Liberation Mono" fo:font-size="10pt" officeooo:rsid="0015a11d" style:font-size-asian="10pt" style:font-size-complex="10pt"/>
    </style:style>
    <style:style style:name="T98" style:family="text">
      <style:text-properties style:font-name="Liberation Mono" fo:font-size="10pt" fo:font-weight="bold" style:font-size-asian="10pt" style:font-weight-asian="bold" style:font-size-complex="10pt" style:font-weight-complex="bold"/>
    </style:style>
    <style:style style:name="T99" style:family="text">
      <style:text-properties style:font-name="Liberation Mono" fo:font-size="10pt" fo:font-weight="bold" officeooo:rsid="002f1fb6" style:font-size-asian="10pt" style:font-weight-asian="bold" style:font-size-complex="10pt" style:font-weight-complex="bold"/>
    </style:style>
    <style:style style:name="T100" style:family="text">
      <style:text-properties style:font-name="Liberation Mono" fo:font-size="10pt" fo:font-weight="bold" officeooo:rsid="0042185b" style:font-size-asian="10pt" style:font-weight-asian="bold" style:font-size-complex="10pt" style:font-weight-complex="bold"/>
    </style:style>
    <style:style style:name="T101" style:family="text">
      <style:text-properties officeooo:rsid="002fe96e"/>
    </style:style>
    <style:style style:name="T102" style:family="text">
      <style:text-properties officeooo:rsid="003025ce"/>
    </style:style>
    <style:style style:name="T103" style:family="text">
      <style:text-properties officeooo:rsid="00307a73"/>
    </style:style>
    <style:style style:name="T104" style:family="text">
      <style:text-properties style:text-position="super 58%" officeooo:rsid="00307a73"/>
    </style:style>
    <style:style style:name="T105" style:family="text">
      <style:text-properties officeooo:rsid="0031608f"/>
    </style:style>
    <style:style style:name="T106" style:family="text">
      <style:text-properties officeooo:rsid="00327129"/>
    </style:style>
    <style:style style:name="T107" style:family="text">
      <style:text-properties officeooo:rsid="0032bb6b"/>
    </style:style>
    <style:style style:name="T108" style:family="text">
      <style:text-properties officeooo:rsid="00388b46"/>
    </style:style>
    <style:style style:name="T109" style:family="text">
      <style:text-properties officeooo:rsid="0039bf68"/>
    </style:style>
    <style:style style:name="T110" style:family="text">
      <style:text-properties officeooo:rsid="003ab6ee"/>
    </style:style>
    <style:style style:name="T111" style:family="text">
      <style:text-properties officeooo:rsid="003c2a61"/>
    </style:style>
    <style:style style:name="T112" style:family="text">
      <style:text-properties officeooo:rsid="003d774f"/>
    </style:style>
    <style:style style:name="T113" style:family="text">
      <style:text-properties officeooo:rsid="0014997b"/>
    </style:style>
    <style:style style:name="T114" style:family="text">
      <style:text-properties officeooo:rsid="003e7674"/>
    </style:style>
    <style:style style:name="T115" style:family="text">
      <style:text-properties officeooo:rsid="00404a34"/>
    </style:style>
    <style:style style:name="T116" style:family="text">
      <style:text-properties officeooo:rsid="00413974"/>
    </style:style>
    <style:style style:name="T117" style:family="text">
      <style:text-properties officeooo:rsid="0042185b"/>
    </style:style>
    <style:style style:name="T118" style:family="text">
      <style:text-properties officeooo:rsid="0043c45d"/>
    </style:style>
    <style:style style:name="T119" style:family="text">
      <style:text-properties officeooo:rsid="0014dc5a"/>
    </style:style>
    <style:style style:name="T120" style:family="text">
      <style:text-properties officeooo:rsid="001b882a"/>
    </style:style>
    <style:style style:name="T121" style:family="text">
      <style:text-properties style:font-name="Liberation Serif"/>
    </style:style>
    <style:style style:name="T122" style:family="text">
      <style:text-properties style:font-name="Liberation Serif" officeooo:rsid="0043c45d"/>
    </style:style>
    <style:style style:name="T123" style:family="text">
      <style:text-properties style:font-name="Liberation Serif" officeooo:rsid="0014997b"/>
    </style:style>
    <style:style style:name="T124" style:family="text">
      <style:text-properties style:font-name="Liberation Serif" officeooo:rsid="0014dc5a"/>
    </style:style>
    <style:style style:name="T125" style:family="text">
      <style:text-properties style:font-name="Liberation Serif" fo:font-size="12pt" officeooo:rsid="0043c45d" style:font-size-asian="12pt" style:font-size-complex="12pt"/>
    </style:style>
    <style:style style:name="T126" style:family="text">
      <style:text-properties style:font-name="Liberation Serif" fo:font-size="12pt" officeooo:rsid="00452400" style:font-size-asian="12pt" style:font-size-complex="12pt"/>
    </style:style>
    <style:style style:name="T127" style:family="text">
      <style:text-properties officeooo:rsid="0015a11d"/>
    </style:style>
    <style:style style:name="T128" style:family="text">
      <style:text-properties officeooo:rsid="00452400"/>
    </style:style>
    <style:style style:name="T129" style:family="text">
      <style:text-properties officeooo:rsid="001c1e14"/>
    </style:style>
    <style:style style:name="T130" style:family="text">
      <style:text-properties officeooo:rsid="002f3a12"/>
    </style:style>
    <style:style style:name="T131" style:family="text">
      <style:text-properties officeooo:rsid="002461ff"/>
    </style:style>
    <style:style style:name="T132" style:family="text">
      <style:text-properties officeooo:rsid="00491269"/>
    </style:style>
    <style:style style:name="T133" style:family="text">
      <style:text-properties officeooo:rsid="004a9d7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2">S</text:span><text:span text:style-name="T1">copes</text:span></text:p>
      <text:h text:style-name="P19" text:outline-level="2">On scope <text:span text:style-name="T4">terminology</text:span></text:h>
      <text:p text:style-name="P8"><text:span text:style-name="T2">Some terminology needs to be centralized here relating to scopes. This is probably the most over-used word in OAuth. </text:span><text:span text:style-name="T6">In </text:span><text:span text:style-name="T106">short</text:span><text:span text:style-name="T6">, </text:span><text:span text:style-name="T57">scopes are requests for </text:span><text:span text:style-name="T59">either </text:span><text:span text:style-name="T57">claims in various tokens </text:span><text:span text:style-name="T59">or request for how to process information</text:span><text:span text:style-name="T6">. </text:span><text:span text:style-name="T5">People use the term scope (for the request) interchangeably with the response to the scope (properly called a claim). It does not help that the</text:span><text:span text:style-name="T111">re is also a</text:span><text:span text:style-name="T5"> claim labeled a</text:span><text:span text:style-name="T8">scope</text:span><text:span text:style-name="T5"> in many places (such as in a SciToken</text:span><text:span text:style-name="T111">s</text:span><text:span text:style-name="T5">), </text:span><text:span text:style-name="T111">S</text:span><text:span text:style-name="T6">cope </text:span><text:span text:style-name="T5">requests </text:span><text:span text:style-name="T6">refer to</text:span></text:p>
      <text:list text:style-name="L1">
        <text:list-item>
          <text:p text:style-name="P43"><text:span text:style-name="T32">M</text:span><text:span text:style-name="T25">etadata </text:span>(about the user<text:span text:style-name="T33">, </text:span><text:span text:style-name="T83">asserted in the ID token</text:span><text:span text:style-name="T29">)</text:span><text:span text:style-name="T6"><text:line-break/> <text:s text:c="2"/></text:span><text:span text:style-name="T5">E.g. </text:span><text:span text:style-name="T8">email, profile </text:span><text:span text:style-name="T5">for</text:span><text:span text:style-name="T6"> </text:span><text:span text:style-name="T5">a </text:span><text:span text:style-name="T6">user’s </text:span><text:span text:style-name="T5">email or </text:span><text:span text:style-name="T6">eppn in the id token.</text:span></text:p>
        </text:list-item>
        <text:list-item>
          <text:p text:style-name="P43"><text:span text:style-name="T32">P</text:span><text:span text:style-name="T25">ermissions </text:span><text:span text:style-name="T83">(asserted in the access token </text:span><text:span text:style-name="T48">if </text:span><text:span text:style-name="T65">the format is JWT) These are vetted according to the security policy for the client</text:span><text:span text:style-name="T6"><text:line-break/> <text:s text:c="2"/></text:span><text:span text:style-name="T5">E.g. <text:s/></text:span><text:span text:style-name="T8">read:/igwn/data/</text:span><text:span text:style-name="T9">2021</text:span><text:span text:style-name="T8"> </text:span><text:span text:style-name="T5">for access to a resource. </text:span><text:span text:style-name="T82">These are usually of the form </text:span><text:span text:style-name="T12">action:path_to_resource</text:span></text:p>
        </text:list-item>
        <text:list-item>
          <text:p text:style-name="P43"><text:span text:style-name="T32">C</text:span><text:span text:style-name="T26">apabilities</text:span><text:span text:style-name="T6"> </text:span><text:span text:style-name="T83">(asserted in the access token, usually vetted then passed along as is)</text:span><text:span text:style-name="T6"><text:line-break/> </text:span><text:span text:style-name="T5">E.g. <text:s/></text:span><text:span text:style-name="T8">compute.modify</text:span>,<text:span text:style-name="T8"> mysql.read </text:span><text:span text:style-name="T5">for use of a component (which may have its <text:line-break/> own access policies too). </text:span><text:span text:style-name="T75">These are effectively flags – they are there or not.</text:span></text:p>
        </text:list-item>
        <text:list-item>
          <text:p text:style-name="P43"><text:span text:style-name="T32">P</text:span><text:span text:style-name="T30">rocessing </text:span><text:span text:style-name="T27">directives </text:span>which<text:span text:style-name="T28"> </text:span><text:span text:style-name="T39">will be parsed as requests for specific actions, but are generally not extensible (see below for definition). </text:span><text:span text:style-name="T13"><text:line-break/> </text:span><text:span text:style-name="T49">E.g</text:span><text:span text:style-name="T13">. </text:span><text:span text:style-name="T14">wlcg.capabilityset:/duneana </text:span><text:span text:style-name="T13">which is a directive to a claim source about which </text:span><text:span text:style-name="T111">set of </text:span><text:span text:style-name="T13">permissions, capabilities etc. to assert for the user.<text:line-break/></text:span><text:span text:style-name="T50">E.g.</text:span><text:span text:style-name="T73"> </text:span><text:span text:style-name="T7">igwn.robot:ligorobot </text:span><text:span text:style-name="T73">which is a directive that the request should be processed as if handled by a robot. </text:span><text:span text:style-name="T74">This means the user starts the flow <text:s/>to </text:span><text:span text:style-name="T81">be </text:span><text:span text:style-name="T74">run as the robot </text:span><text:span text:style-name="T111">on behalf of the user</text:span><text:span text:style-name="T74">, </text:span><text:span text:style-name="T75">and the robot name (here </text:span><text:span text:style-name="T11">ligorobot</text:span>) <text:span text:style-name="T75">has its “user” information retr</text:span><text:span text:style-name="T81">i</text:span><text:span text:style-name="T75">eved and returned in the tokens </text:span><text:span text:style-name="T111">along with assertions about the user</text:span><text:span text:style-name="T75">.</text:span></text:p>
          <text:p text:style-name="P25"/>
        </text:list-item>
      </text:list>
      <text:p text:style-name="P10">Directives and capabilities may also have side-effects such as adding claims to the identity token and refresh tokens as well. <text:s/></text:p>
      <text:p text:style-name="P7"><text:span text:style-name="T2">I propose they replace “</text:span><text:span text:style-name="T3">scope”</text:span><text:span text:style-name="T2"> with </text:span><text:span text:style-name="T4">the more vivid term, </text:span><text:span text:style-name="T2">"kitchen-sink," </text:span><text:span text:style-name="T5">but this does not seem to be catching on. </text:span><text:span text:style-name="T83"><text:s/></text:span></text:p>
      <text:h text:style-name="P22" text:outline-level="3">Semantics of scopes</text:h>
      <text:p text:style-name="P9">Aside from the function, there is the practical issue of what the semantics are. </text:p>
      <text:list text:style-name="L3">
        <text:list-item>
          <text:p text:style-name="P44"><text:span text:style-name="T54">uri-scopes</text:span><text:span text:style-name="T2">: Scopes of the form </text:span><text:span text:style-name="T24">scheme : path</text:span><text:span text:style-name="T34">. E.g. </text:span><text:span text:style-name="T10">storage.create:/home/users/bob</text:span></text:p>
        </text:list-item>
        <text:list-item>
          <text:p text:style-name="P44"><text:soft-page-break/><text:span text:style-name="T56">simple </text:span><text:span text:style-name="T55">scopes</text:span><text:span text:style-name="T2">: Scopes </text:span><text:span text:style-name="T43">that are not uris</text:span><text:span text:style-name="T2">. E.g. <text:s/></text:span><text:span text:style-name="T10">compute.create</text:span>. <text:span text:style-name="T43">These are effectively opaque strings.</text:span><text:span text:style-name="T43"><text:note text:id="ftn1" text:note-class="footnote"><text:note-citation>1</text:note-citation><text:note-body><text:p text:style-name="P12"><text:span text:style-name="T64">Properly they should be </text:span><text:span text:style-name="T76">a type of URN, in that they name something and are immutable, but they do not follow that syntax. </text:span><text:span text:style-name="T78">Think of <text:s/></text:span><text:span text:style-name="T75">house numbers. A house number is a number, but nobody is going to start adding them because it is understood they are not for computation. </text:span><text:span text:style-name="T78">So t</text:span><text:span text:style-name="T75">he </text:span><text:span text:style-name="T47">policy </text:span><text:span text:style-name="T64">regarding these is that they are immutable. <text:s/>This adds another layer of confusion since they look as if </text:span><text:span text:style-name="T76">you should do something with them but you will never figure that out without context.</text:span><text:span text:style-name="T64"> </text:span></text:p></text:note-body></text:note></text:span><text:span text:style-name="T43"> </text:span><text:span text:style-name="T75"><text:s/></text:span><text:span text:style-name="T105">They cannot be up or down scoped.</text:span></text:p>
        </text:list-item>
      </text:list>
      <text:p text:style-name="P2"><text:span text:style-name="T2">Uri-scopes </text:span>may<text:span text:style-name="T45"> </text:span><text:span text:style-name="T2">then </text:span><text:span text:style-name="T21">be </text:span><text:span text:style-name="T45">extensible,</text:span><text:span text:style-name="T61"> </text:span><text:span text:style-name="T51">i.e</text:span><text:span text:style-name="T66">.,</text:span><text:span text:style-name="T66"> the additiona</text:span><text:span text:style-name="T66">l </text:span><text:span text:style-name="T66">path components may be adde</text:span><text:span text:style-name="T66">d.</text:span><text:span text:style-name="T61"> </text:span><text:span text:style-name="T61">This is termed sub or downscoping too (see note b</text:span><text:span text:style-name="T66">e</text:span><text:span text:style-name="T61">l</text:span><text:span text:style-name="T66">ow). <text:s/></text:span><text:span text:style-name="T21">It is policy as to what is fixed or not and there is no </text:span><text:span text:style-name="T45">a priori </text:span><text:span text:style-name="T61">method to determine which is which. </text:span><text:span text:style-name="T62">Since URIs have a regular format and are easily parsed, many institutions use them for everything, which is a good idea.</text:span></text:p>
      <text:p text:style-name="P6"><text:span text:style-name="T62">H</text:span><text:span text:style-name="T60">andy table relating these concepts:</text:span></text:p>
      <table:table table:name="Table6" table:style-name="Table6">
        <table:table-column table:style-name="Table6.A"/>
        <table:table-column table:style-name="Table6.B"/>
        <table:table-column table:style-name="Table6.C"/>
        <table:table-row>
          <table:table-cell table:style-name="Table6.A1" office:value-type="string">
            <text:p text:style-name="P3"/>
          </table:table-cell>
          <table:table-cell table:style-name="Table6.A1" office:value-type="string">
            <text:p text:style-name="P4">fixed</text:p>
          </table:table-cell>
          <table:table-cell table:style-name="Table6.C1" office:value-type="string">
            <text:p text:style-name="P4">extensible</text:p>
          </table:table-cell>
        </table:table-row>
        <table:table-row>
          <table:table-cell table:style-name="Table6.A2" office:value-type="string">
            <text:p text:style-name="P4">uri</text:p>
          </table:table-cell>
          <table:table-cell table:style-name="Table6.A2" office:value-type="string">
            <text:p text:style-name="P5">Y</text:p>
          </table:table-cell>
          <table:table-cell table:style-name="Table6.C2" office:value-type="string">
            <text:p text:style-name="P5">Y</text:p>
          </table:table-cell>
        </table:table-row>
        <table:table-row>
          <table:table-cell table:style-name="Table6.A2" office:value-type="string">
            <text:p text:style-name="P4">simple</text:p>
          </table:table-cell>
          <table:table-cell table:style-name="Table6.A2" office:value-type="string">
            <text:p text:style-name="P5">Y</text:p>
          </table:table-cell>
          <table:table-cell table:style-name="Table6.C2" office:value-type="string">
            <text:p text:style-name="P5">N</text:p>
          </table:table-cell>
        </table:table-row>
      </table:table>
      <text:p text:style-name="P13"/>
      <text:h text:style-name="P23" text:outline-level="3">Subscope, downscope, scope reduction</text:h>
      <text:p text:style-name="P1"><text:span text:style-name="T71">Many people also refer to subscopes as </text:span><text:span text:style-name="T46">scope reduction</text:span> <text:span text:style-name="T72">and refer to super scopes “upscopes” and subscopes as “downscopes”.</text:span> <text:span text:style-name="T63"><text:s/></text:span><text:span text:style-name="T61">The semantics for dealing with subscopes is by path component, </text:span><text:span text:style-name="T69">so </text:span><text:span text:style-name="T15">read:/home/jeff</text:span><text:span text:style-name="T16">1</text:span><text:span text:style-name="T19"> </text:span><text:span text:style-name="T35">and </text:span><text:span text:style-name="T17">read:/home/jeff</text:span><text:span text:style-name="T36"> </text:span><text:span text:style-name="T35">are considered unre</text:span><text:span text:style-name="T37">l</text:span><text:span text:style-name="T35">ated – not super or sub scopes of each other, </text:span><text:span text:style-name="T38">but</text:span><text:span text:style-name="T20"> </text:span><text:span text:style-name="T17">read:/home/jeff/</text:span><text:span text:style-name="T18">data </text:span><text:span text:style-name="T21">is a sub-scope of the latter. <text:s/></text:span><text:span text:style-name="T43">Subscopes </text:span><text:span text:style-name="T23">policies </text:span><text:span text:style-name="T43">are often </text:span><text:span text:style-name="T23">applied </text:span><text:span text:style-name="T43">in certain </text:span><text:span text:style-name="T110">classes</text:span><text:span text:style-name="T43"> of tokens, </text:span><text:span text:style-name="T110">such as those relating to file permissions,</text:span><text:span text:style-name="T43"> if at all possible.</text:span></text:p>
      <text:p text:style-name="P1"/>
      <text:h text:style-name="Heading_20_2" text:outline-level="2">The policy document</text:h>
      <text:p text:style-name="P45">How scopes are vetted <text:span text:style-name="T44">i.e. </text:span><text:span text:style-name="T60">interpreted by the server is referred to as the </text:span><text:span text:style-name="T44">policy. </text:span><text:s/>It is critical that every client <text:span text:style-name="T111">that needs one (not all do!!) </text:span>have a <text:a xlink:type="simple" xlink:href="https://oa4mp.org/pdf/policies.pdf" text:style-name="Internet_20_link" text:visited-style-name="Visited_20_Internet_20_Link"><text:span text:style-name="T44">policy document</text:span></text:a><text:span text:style-name="T44"> </text:span><text:span text:style-name="T60">which is a human readable, computer language neutral explanation of how to process requests. In practice, a very large number of mishaps happen if there is no such document because as systems evolve, extensions are required which are not necessarily consistent nor compatible with each other. Then it may happen that the most critical piece of an organization’s function – how information and shared and flows – breaks or is otherwise less than reliable. Far too many assume that a clearly written policy need not be done only to be very surprised later. </text:span><text:span text:style-name="T67">Every interaction with the server is an interaction with its policies.</text:span></text:p>
      <text:h text:style-name="Heading_20_2" text:outline-level="2">Standard <text:span text:style-name="T108">user m</text:span><text:span text:style-name="T107">etadata</text:span> scopes <text:span text:style-name="T107">supported in OA4MP</text:span></text:h>
      <text:p text:style-name="Text_20_body"><text:span text:style-name="T84">OIDC has a standard set of scopes for the ID token, aka user metadata encoded as a JWT. A quick table of these is useful. </text:span><text:span text:style-name="T40"><text:s/>When a client is created, these are listed as to whether or not the client can request them. For instance, if a public client (so it just wraps if the login worked), you would only want an openid scope rather than a full set of user metadata. </text:span><text:span text:style-name="T41">If the client is allowed to request the openid scope, then it is assumed to want OIDC compliance.</text:span></text:p>
      <table:table table:name="Table1" table:style-name="Table1">
        <table:table-column table:style-name="Table1.A"/>
        <table:table-column table:style-name="Table1.B"/>
        <table:table-column table:style-name="Table1.A"/>
        <text:soft-page-break/>
        <table:table-row>
          <table:table-cell table:style-name="Table1.A1" office:value-type="string">
            <text:p text:style-name="P35">Scope</text:p>
          </table:table-cell>
          <table:table-cell table:style-name="Table1.A1" office:value-type="string">
            <text:p text:style-name="P35">Claims</text:p>
          </table:table-cell>
          <table:table-cell table:style-name="Table1.C1" office:value-type="string">
            <text:p text:style-name="P35">Description</text:p>
          </table:table-cell>
        </table:table-row>
        <table:table-row>
          <table:table-cell table:style-name="Table1.A2" office:value-type="string">
            <text:p text:style-name="P36">openid</text:p>
          </table:table-cell>
          <table:table-cell table:style-name="Table1.A2" office:value-type="string">
            <text:p text:style-name="P36"><text:span text:style-name="T86">s</text:span>ub<text:line-break/><text:span text:style-name="T86">acr <text:line-break/>amr</text:span></text:p>
            <text:p text:style-name="P41">iat<text:line-break/>nbf<text:line-break/>exp<text:line-break/>auth_time</text:p>
          </table:table-cell>
          <table:table-cell table:style-name="Table1.C2" office:value-type="string">
            <text:p text:style-name="P37">The subject claim is usually the login name of the user.</text:p>
          </table:table-cell>
        </table:table-row>
        <table:table-row>
          <table:table-cell table:style-name="Table1.A2" office:value-type="string">
            <text:p text:style-name="P38">address</text:p>
          </table:table-cell>
          <table:table-cell table:style-name="Table1.A2" office:value-type="string">
            <text:p text:style-name="P38">address<text:line-break/>address_verified</text:p>
          </table:table-cell>
          <table:table-cell table:style-name="Table1.C2" office:value-type="string">
            <text:p text:style-name="P37"/>
          </table:table-cell>
        </table:table-row>
        <table:table-row>
          <table:table-cell table:style-name="Table1.A2" office:value-type="string">
            <text:p text:style-name="P36">profile</text:p>
          </table:table-cell>
          <table:table-cell table:style-name="Table1.A2" office:value-type="string">
            <text:p text:style-name="P36"><text:span text:style-name="T88">n</text:span><text:span text:style-name="T86">ame<text:line-break/></text:span><text:span text:style-name="T88">nickname</text:span><text:span text:style-name="T86"><text:line-break/></text:span>first_name<text:line-break/><text:span text:style-name="T86">middle_name</text:span> <text:line-break/>last_name <text:line-break/>preferred_name <text:line-break/><text:span text:style-name="T85">given_name<text:line-break/></text:span><text:span text:style-name="T86">display_name</text:span></text:p>
          </table:table-cell>
          <table:table-cell table:style-name="Table1.C2" office:value-type="string">
            <text:p text:style-name="P37">Not all of these may be asserted by the IDP or elsewhere. <text:span text:style-name="T88">If a claim is missing, OA4MP did not get it.</text:span></text:p>
          </table:table-cell>
        </table:table-row>
        <table:table-row>
          <table:table-cell table:style-name="Table1.A2" office:value-type="string">
            <text:p text:style-name="P36">email</text:p>
          </table:table-cell>
          <table:table-cell table:style-name="Table1.A2" office:value-type="string">
            <text:p text:style-name="P36"><text:span text:style-name="T86">e</text:span>mail<text:line-break/><text:span text:style-name="T86">email_verified</text:span></text:p>
          </table:table-cell>
          <table:table-cell table:style-name="Table1.C2" office:value-type="string">
            <text:p text:style-name="P37">The single email address preferred by the user.</text:p>
          </table:table-cell>
        </table:table-row>
        <table:table-row>
          <table:table-cell table:style-name="Table1.A2" office:value-type="string">
            <text:p text:style-name="P38">phone</text:p>
          </table:table-cell>
          <table:table-cell table:style-name="Table1.A2" office:value-type="string">
            <text:p text:style-name="P38">phone<text:line-break/>phone_verified</text:p>
          </table:table-cell>
          <table:table-cell table:style-name="Table1.C2" office:value-type="string">
            <text:p text:style-name="P39"/>
          </table:table-cell>
        </table:table-row>
        <table:table-row>
          <table:table-cell table:style-name="Table1.A2" office:value-type="string">
            <text:p text:style-name="P36">org.oa4mp:userinfo</text:p>
          </table:table-cell>
          <table:table-cell table:style-name="Table1.A2" office:value-type="string">
            <text:p text:style-name="P38">affiliation<text:line-break/><text:bookmark-start text:name="__DdeLink__1313964_2015429304"/>cert_subject_dn<text:bookmark-end text:name="__DdeLink__1313964_2015429304"/><text:line-break/>entitlement<text:line-break/>eppm<text:line-break/>eptid<text:line-break/>eduPersonAssurance<text:line-break/>eduPersonEntitlement<text:line-break/>eduPersonOrcid<text:line-break/>idp<text:line-break/>idp_name<text:line-break/>isMemberOf<text:note text:id="ftn0" text:note-class="footnote"><text:note-citation>2</text:note-citation><text:note-body><text:p text:style-name="P14">IsMemberOf can only be asserted if there is some way for OA4MP to get the groups of the user. This is normally set in the policy document.</text:p></text:note-body></text:note><text:line-break/>itrustuin<text:line-break/>oidc<text:line-break/>openid<text:line-break/>ou<text:line-break/>pairwise_id<text:line-break/>subject_id<text:line-break/>uidNumber<text:line-break/>voPersonExternalID<text:line-break/>voPersonID<text:line-break/>cn<text:line-break/>dn<text:line-break/>sn</text:p>
          </table:table-cell>
          <table:table-cell table:style-name="Table1.C2" office:value-type="string">
            <text:p text:style-name="P39">This scope requests that if the IDP asserts any of these, they will be asserted as claims. If the IDP sends other assertions about the user, they will not be forwarded. For that, use the more permissive org.cilogon.userinfo scope. </text:p>
          </table:table-cell>
        </table:table-row>
        <text:soft-page-break/>
        <table:table-row>
          <table:table-cell table:style-name="Table1.A2" office:value-type="string">
            <text:p text:style-name="P36"><text:span text:style-name="T86">o</text:span>rg.cilogon.userinfo</text:p>
          </table:table-cell>
          <table:table-cell table:style-name="Table1.A2" office:value-type="string">
            <text:p text:style-name="P42">(anything the IDP asserts)</text:p>
          </table:table-cell>
          <table:table-cell table:style-name="Table1.C2" office:value-type="string">
            <text:p text:style-name="P40">This is much more permissive and will return everything the IDP asserts, <text:span text:style-name="T88">including the list for </text:span><text:span text:style-name="T84">org.oa4mp:userinfo</text:span>. <text:span text:style-name="T88">If both of these scopes are present, this one is honored</text:span></text:p>
          </table:table-cell>
        </table:table-row>
        <table:table-row>
          <table:table-cell table:style-name="Table1.A2" office:value-type="string">
            <text:p text:style-name="P28">edu.uiuc.ncsa.myproxy.getcert</text:p>
            <text:p text:style-name="P27"/>
          </table:table-cell>
          <table:table-cell table:style-name="Table1.A2" office:value-type="string">
            <text:p text:style-name="P36">--</text:p>
          </table:table-cell>
          <table:table-cell table:style-name="Table1.C2" office:value-type="string">
            <text:p text:style-name="Table_20_Contents"><text:span text:style-name="T88">This is presented to the getcert endpoint which returns an X 509 chain of certificates, </text:span><text:span text:style-name="T58">if and only if </text:span><text:span text:style-name="T88">OA4MP is setup to issue X 509 certificates (which is rare, but possible). Note that the cert_subject_dn claims will only be available if this scope is supported.</text:span></text:p>
          </table:table-cell>
        </table:table-row>
      </table:table>
      <text:p text:style-name="P47"/>
      <text:p text:style-name="P53">Key:</text:p>
      <text:p text:style-name="P54"><text:span text:style-name="T31">Scope </text:span><text:span text:style-name="T40">is the scope you pass in, <text:line-break/></text:span><text:span text:style-name="T70">Claims </text:span><text:span text:style-name="T84">are the claims asserted in the ID token,<text:line-break/></text:span><text:span text:style-name="T31">Description </text:span><text:span text:style-name="T40">is just a not</text:span><text:span text:style-name="T42">e</text:span><text:span text:style-name="T40"> about these.</text:span></text:p>
      <text:p text:style-name="P47">Do note that scopes are <text:span text:style-name="T109">usually </text:span>consumed and not returned in <text:span text:style-name="T91">any </text:span>token.</text:p>
      <text:h text:style-name="Heading_20_2" text:outline-level="2">Access token scopes</text:h>
      <text:p text:style-name="P46">There are various standards for acccess tokens which try to capture these, in particular the <text:a xlink:type="simple" xlink:href="https://zenodo.org/records/3460258" text:style-name="Internet_20_link" text:visited-style-name="Visited_20_Internet_20_Link">WLCG specification </text:a>and the <text:a xlink:type="simple" xlink:href="https://scitokens.org/technical_docs/Claims" text:style-name="Internet_20_link" text:visited-style-name="Visited_20_Internet_20_Link">SciTokens specification</text:a>. Refer to those documents. <text:span text:style-name="T90">The other major specification, </text:span><text:a xlink:type="simple" xlink:href="https://www.rfc-editor.org/rfc/rfc9068" text:style-name="Internet_20_link" text:visited-style-name="Visited_20_Internet_20_Link"><text:span text:style-name="T90">RFC 9068</text:span></text:a><text:span text:style-name="T90"> does not specify scopes, so you can set those however you like.</text:span></text:p>
      <text:h text:style-name="Heading_20_1" text:outline-level="1">Appendix. Sample tokens</text:h>
      <text:p text:style-name="P56"><text:span text:style-name="T92">These are given with the request parameters that result in them. Note that the claim</text:span><text:span text:style-name="T117">s</text:span><text:span text:style-name="T92"> </text:span><text:span text:style-name="T117">are standard:</text:span></text:p>
      <text:list text:style-name="L4">
        <text:list-item>
          <text:p text:style-name="P58"><text:span text:style-name="T100">aud </text:span><text:s/><text:span text:style-name="T117">The entity that is the intended audience, </text:span><text:span text:style-name="T53">i.e.</text:span><text:span text:style-name="T68"> recipient of this token. Most usually that is the client or the resource server.</text:span></text:p>
        </text:list-item>
        <text:list-item>
          <text:p text:style-name="P57"><text:span text:style-name="T100">sub </text:span><text:span text:style-name="T117">The entity that is the subject of the token. The claims in the token are assertions about this subject</text:span></text:p>
        </text:list-item>
        <text:list-item>
          <text:p text:style-name="P58"><text:span text:style-name="T99">i</text:span><text:span text:style-name="T100">ss </text:span><text:span text:style-name="T117">The </text:span><text:span text:style-name="T68">URI of the service that created </text:span><text:span text:style-name="T53">i.e. </text:span><text:span text:style-name="T68">issued the claim</text:span></text:p>
        </text:list-item>
        <text:list-item>
          <text:p text:style-name="P57"><text:span text:style-name="T99">jti</text:span><text:span text:style-name="T92"> is simply a unique identifier and every token gets one </text:span></text:p>
        </text:list-item>
        <text:list-item>
          <text:p text:style-name="P57"><text:span text:style-name="T99">iat</text:span><text:span text:style-name="T92"> (issue</text:span><text:span text:style-name="T117">d</text:span><text:span text:style-name="T92"> at) <text:s/></text:span><text:span text:style-name="T117">the timestamp in seconds at which the token was issued</text:span></text:p>
        </text:list-item>
        <text:list-item>
          <text:p text:style-name="P57"><text:span text:style-name="T99">nbf</text:span><text:span text:style-name="T92"> (not valid before) </text:span><text:span text:style-name="T117">the timestamp in seconds at which the token becomes valid. </text:span></text:p>
        </text:list-item>
        <text:list-item>
          <text:p text:style-name="P57"><text:span text:style-name="T99">exp</text:span><text:span text:style-name="T92"> (expiration) </text:span><text:span text:style-name="T117">the timestamp in seconds at which the token becomes invalid.</text:span><text:span text:style-name="T92"> </text:span></text:p>
        </text:list-item>
      </text:list>
      <text:p text:style-name="P52"><text:soft-page-break/><text:span text:style-name="T101">Note that the tokens are all JSON, but to facilitate reading, most of the syntax is elided. If a value is too long to display as a single line, line breaks are added for readability. The aim is to let you parse the token as much as possible in a single glance.</text:span></text:p>
      <text:h text:style-name="P21" text:outline-level="2"><text:span text:style-name="T92">ID token</text:span></text:h>
      <text:p text:style-name="P48">Requested <text:span text:style-name="T101">ID token </text:span>scopes: <text:span text:style-name="T7">openid profile email org.oa4mp:userinfo</text:span></text:p>
      <text:p text:style-name="P50"><text:span text:style-name="T92">The server is configured to assert a custom claim named <text:s/></text:span><text:span text:style-name="T94">ϑ </text:span>which is the <text:span text:style-name="T92">arcsine of </text:span><text:span text:style-name="T101">iat/exp</text:span><text:span text:style-name="T92">. Why? Just showing off. This was done with scripting and as we said, if you can articulate it in a policy </text:span><text:span text:style-name="T114">OA4MP</text:span><text:span text:style-name="T92"> can very probably do it.</text:span></text:p>
      <text:p text:style-name="P29"><text:s text:c="7"/>affiliation : <text:a xlink:type="simple" xlink:href="mailto:staff@ncsa.illinois.edu" text:style-name="Internet_20_link" text:visited-style-name="Visited_20_Internet_20_Link">staff@ncsa.illinois.edu</text:a>;<text:line-break/> <text:s text:c="20"/><text:a xlink:type="simple" xlink:href="mailto:employee@ncsa.illinois.edu" text:style-name="Internet_20_link" text:visited-style-name="Visited_20_Internet_20_Link">employee@ncsa.illinois.edu</text:a>;<text:line-break/> <text:s text:c="20"/>member@ncsa.illinois.edu</text:p>
      <text:p text:style-name="P29"><text:s text:c="15"/>aud : oa4mp:/noms-wg/rfc906<text:span text:style-name="T112">8</text:span></text:p>
      <text:p text:style-name="P29"><text:s text:c="9"/>auth_time : 1732892682</text:p>
      <text:p text:style-name="P29"><text:s text:c="13"/>email : gaynor@illinois.edu</text:p>
      <text:p text:style-name="P29"><text:s text:c="15"/>exp : <text:bookmark-start text:name="__DdeLink__1313955_2015429304"/>1732893587<text:bookmark-end text:name="__DdeLink__1313955_2015429304"/></text:p>
      <text:p text:style-name="P29"><text:s text:c="15"/>iat : <text:bookmark-start text:name="__DdeLink__1313953_2015429304"/>1732892687<text:bookmark-end text:name="__DdeLink__1313953_2015429304"/></text:p>
      <text:p text:style-name="P29"><text:s text:c="15"/>idp : http://github.com/login/oauth/authorize</text:p>
      <text:p text:style-name="P29"><text:s text:c="10"/>idp_name : GitHub</text:p>
      <text:p text:style-name="P31"><text:s text:c="15"/>iss : <text:a xlink:type="simple" xlink:href="https://cilogon.org/bnlsdcc" text:style-name="Internet_20_link" text:visited-style-name="Visited_20_Internet_20_Link">https://<text:span text:style-name="T113">oa4mp.oxbridge</text:span>.<text:span text:style-name="T113">edu</text:span>/<text:span text:style-name="T113">n</text:span></text:a><text:span text:style-name="T113">oms</text:span></text:p>
      <text:p text:style-name="P31"><text:s text:c="15"/>jti : <text:a xlink:type="simple" xlink:href="https://localhost:9443/oauth2/idToken/" text:style-name="Internet_20_link" text:visited-style-name="Visited_20_Internet_20_Link">https://</text:a><text:a xlink:type="simple" xlink:href="https://cilogon.org/bnlsdcc" text:style-name="Internet_20_link" text:visited-style-name="Visited_20_Internet_20_Link"><text:span text:style-name="T113">oa4mp.oxbridge</text:span>.<text:span text:style-name="T113">edu</text:span></text:a><text:a xlink:type="simple" xlink:href="https://localhost:9443/oauth2/idToken/" text:style-name="Internet_20_link" text:visited-style-name="Visited_20_Internet_20_Link">/idToken/</text:a><text:line-break/> <text:s text:c="20"/>2b37d85f93bfa5a8d35b87345d36352b/<text:bookmark-start text:name="__DdeLink__1313951_2015429304"/>1732892682654<text:bookmark-end text:name="__DdeLink__1313951_2015429304"/></text:p>
      <text:p text:style-name="P29"><text:s text:c="15"/>nbf : 1732892687</text:p>
      <text:p text:style-name="P29"><text:s text:c="13"/>nonce : KEOIIT4G382rS3HN-EGO8G8ZaF-4K9lSG0QG_mzX60w</text:p>
      <text:p text:style-name="P29"><text:s text:c="14"/>oidc : 2953537</text:p>
      <text:p text:style-name="P29"><text:s text:c="15"/>sub : d3668a736945b1081e9b5fc5387a3867fe80ca44</text:p>
      <text:p text:style-name="P29"><text:s text:c="17"/>ϑ : 1.56977714812856</text:p>
      <text:h text:style-name="P20" text:outline-level="2">Access token</text:h>
      <text:p text:style-name="P48">In this case, the type of the token is an RFC 9068 token <text:span text:style-name="T101">and the scopes are for permissions to run a database engine. The request </text:span><text:span text:style-name="T103">contains</text:span></text:p>
      <text:p text:style-name="P52"><text:span text:style-name="T101">Requested access token scopes: </text:span><text:a xlink:type="simple" xlink:href="db:init:table" text:style-name="Internet_20_link" text:visited-style-name="Visited_20_Internet_20_Link"><text:span text:style-name="T93">db:init:table</text:span></text:a><text:span text:style-name="T93"> </text:span><text:a xlink:type="simple" xlink:href="db:create:table" text:style-name="Internet_20_link" text:visited-style-name="Visited_20_Internet_20_Link"><text:span text:style-name="T93">db:create:table</text:span></text:a></text:p>
      <text:p text:style-name="P51">and based on the user’s permissions <text:span text:style-name="T103">(gotten from a 3</text:span><text:span text:style-name="T104">rd</text:span><text:span text:style-name="T103"> Party)</text:span>, the resulting permissions are for the database mysql and the table the user can manage is called “users”. <text:span text:style-name="T102">The </text:span><text:span text:style-name="T116">resource server </text:span><text:span text:style-name="T102">knows how to use these scopes.</text:span></text:p>
      <text:p text:style-name="P29"><text:s text:c="11"/>aud : https://<text:span text:style-name="T112">math.oxbridge.edu</text:span>/<text:span text:style-name="T112">noms-wg</text:span></text:p>
      <text:p text:style-name="P29"><text:s text:c="5"/>auth_time : 1732892682</text:p>
      <text:p text:style-name="P29"><text:s text:c="5"/>client_id : oa4mp:/noms-wg/rfc906<text:span text:style-name="T112">8</text:span></text:p>
      <text:p text:style-name="P29"><text:s text:c="11"/>exp : 1732892987</text:p>
      <text:p text:style-name="P29"><text:s text:c="11"/>iat : 1732892687</text:p>
      <text:p text:style-name="P31"><text:s text:c="11"/>iss : <text:a xlink:type="simple" xlink:href="https://cilogon.org/bnlsdcc" text:style-name="Internet_20_link" text:visited-style-name="Visited_20_Internet_20_Link">https://<text:span text:style-name="T113">oa4mp.oxbridge</text:span>.<text:span text:style-name="T113">edu</text:span>/<text:span text:style-name="T113">n</text:span></text:a><text:span text:style-name="T113">oms</text:span></text:p>
      <text:p text:style-name="P31"><text:s text:c="11"/>jti : <text:a xlink:type="simple" xlink:href="https://localhost:9443/oauth2/" text:style-name="Internet_20_link" text:visited-style-name="Visited_20_Internet_20_Link">https://</text:a><text:a xlink:type="simple" xlink:href="https://cilogon.org/bnlsdcc" text:style-name="Internet_20_link" text:visited-style-name="Visited_20_Internet_20_Link"><text:span text:style-name="T113">oa4mp.oxbridge</text:span>.<text:span text:style-name="T113">edu</text:span></text:a><text:a xlink:type="simple" xlink:href="https://localhost:9443/oauth2/" text:style-name="Internet_20_link" text:visited-style-name="Visited_20_Internet_20_Link">/</text:a>3ecfdec7abf18b0b1c3aefa6439d5f?<text:line-break/> <text:s text:c="16"/>type=accessToken&amp;<text:line-break/> <text:s text:c="16"/>ts=1732892687204&amp;<text:line-break/> <text:s text:c="16"/>version=v2.0<text:span text:style-name="T103">&amp;</text:span><text:line-break/> <text:s text:c="16"/>lifetime=<text:span text:style-name="T103">3</text:span>00000</text:p>
      <text:p text:style-name="P29"><text:s text:c="11"/>nbf : 1732892682</text:p>
      <text:p text:style-name="P30"><text:s text:c="9"/>scope : mysql:init:users mysql:create:users</text:p>
      <text:p text:style-name="P29"><text:soft-page-break/><text:s text:c="11"/>sub : <text:bookmark-start text:name="__DdeLink__1599154_2015429304"/>d3668a736945b1081e9b5fc5387a3867fe80ca44<text:bookmark-end text:name="__DdeLink__1599154_2015429304"/></text:p>
      <text:h text:style-name="Heading_20_2" text:outline-level="2">Refresh token</text:h>
      <text:p text:style-name="P48">No parameters sent, this is simply a generic unsigned token. <text:span text:style-name="T102">All that matters in most cases is that it comes as the response from the server and is a JWT. </text:span></text:p>
      <text:p text:style-name="P32"><text:s text:c="11"/>aud : <text:span text:style-name="T114">oa4mp:/noms-wg/rfc9068</text:span></text:p>
      <text:p text:style-name="P29"><text:s text:c="11"/>exp : 1732893587</text:p>
      <text:p text:style-name="P29"><text:s text:c="11"/>iat : 1732892687</text:p>
      <text:p text:style-name="P31"><text:s text:c="11"/><text:span text:style-name="T112">iss : </text:span><text:a xlink:type="simple" xlink:href="https://cilogon.org/bnlsdcc" text:style-name="Internet_20_link" text:visited-style-name="Visited_20_Internet_20_Link"><text:span text:style-name="T112">https://</text:span><text:span text:style-name="T113">oa4mp.oxbridge</text:span><text:span text:style-name="T112">.</text:span><text:span text:style-name="T113">edu</text:span><text:span text:style-name="T112">/</text:span><text:span text:style-name="T113">n</text:span></text:a><text:span text:style-name="T113">oms</text:span></text:p>
      <text:p text:style-name="P31"><text:s text:c="11"/>jti : <text:a xlink:type="simple" xlink:href="https://localhost:9443/oauth2/5e5fbf4bab9b609d08f83a3da127d399" text:style-name="Internet_20_link" text:visited-style-name="Visited_20_Internet_20_Link">https://</text:a><text:a xlink:type="simple" xlink:href="https://cilogon.org/bnlsdcc" text:style-name="Internet_20_link" text:visited-style-name="Visited_20_Internet_20_Link"><text:span text:style-name="T113">oa4mp.oxbridge</text:span>.<text:span text:style-name="T113">edu</text:span></text:a><text:a xlink:type="simple" xlink:href="https://localhost:9443/oauth2/5e5fbf4bab9b609d08f83a3da127d399" text:style-name="Internet_20_link" text:visited-style-name="Visited_20_Internet_20_Link">/5e5fbfb609d08f83a3da127d399</text:a>?<text:line-break/> <text:s text:c="16"/>type=refreshToken&amp;<text:line-break/> <text:s text:c="16"/>ts=1732892687204&amp;<text:line-break/> <text:s text:c="16"/>version=v2.0&amp;<text:line-break/> <text:s text:c="16"/>lifetime=900000</text:p>
      <text:p text:style-name="P29"><text:s text:c="11"/>nbf : 1732892682</text:p>
      <text:p text:style-name="P48"/>
      <text:p text:style-name="P51">Since the initial request that starts the flow must contain all of the scopes, the actual <text:span text:style-name="T102">complete </text:span>scope <text:span text:style-name="T102">parameter (note it is blank delimited!)</text:span> is</text:p>
      <text:p text:style-name="P51"/>
      <text:p text:style-name="P49"><text:span text:style-name="T7">openid profile email org.oa4mp:userinfo </text:span><text:a xlink:type="simple" xlink:href="db:init:table" text:style-name="Internet_20_link" text:visited-style-name="Visited_20_Internet_20_Link"><text:span text:style-name="T7">db:init:table</text:span></text:a><text:span text:style-name="T7"> </text:span><text:a xlink:type="simple" xlink:href="db:create:table" text:style-name="Internet_20_link" text:visited-style-name="Visited_20_Internet_20_Link"><text:span text:style-name="T7">db:create:table</text:span></text:a></text:p>
      <text:h text:style-name="P18" text:outline-level="1"/>
      <text:h text:style-name="P17" text:outline-level="1">Appendix. The policy for this client</text:h>
      <text:p text:style-name="P59">The following is the policy document that produces the above tokens. It is included to form a more complete example.</text:p>
      <text:p text:style-name="P59"/>
      <text:p text:style-name="Horizontal_20_Line"/>
      <text:p text:style-name="Heading">Prolog</text:p>
      <text:list text:style-name="L5">
        <text:list-item>
          <text:p text:style-name="P76">Point of contact for this policy is finn.mccool@math.oxbridge.edu.</text:p>
        </text:list-item>
        <text:list-item>
          <text:p text:style-name="P62">Client id : <text:span text:style-name="T95">oa4mp:/noms-wg/rfc9068</text:span></text:p>
        </text:list-item>
        <text:list-item>
          <text:p text:style-name="P61">Issuer is : <text:s/><text:a xlink:type="simple" xlink:href="https://oa4mp.oxbridge.edu/noms" text:style-name="Internet_20_link" text:visited-style-name="Visited_20_Internet_20_Link"><text:span text:style-name="T95">https://oa4mp.oxbridge.edu/noms</text:span></text:a><text:span text:style-name="T95"> </text:span><text:span text:style-name="T126">and is a virtual issuer</text:span></text:p>
        </text:list-item>
        <text:list-item>
          <text:p text:style-name="P62">Resource server : <text:s/><text:span text:style-name="T95">https://math.oxbrid</text:span><text:span text:style-name="T96">ge.edu</text:span><text:span text:style-name="T95">/</text:span><text:span text:style-name="T96">noms-wg</text:span></text:p>
        </text:list-item>
        <text:list-item>
          <text:p text:style-name="P60">Device <text:span text:style-name="T118">and authorization code flows are supported</text:span></text:p>
        </text:list-item>
      </text:list>
      <text:p text:style-name="Heading">Authorization</text:p>
      <text:list xml:id="list3430043268" text:style-name="L6">
        <text:list-item>
          <text:p text:style-name="P63"><text:span text:style-name="T120">T</text:span>he allowed IDP list for this client should only include: </text:p>
          <text:list>
            <text:list-item>
              <text:p text:style-name="P63"><text:span text:style-name="T113">Oxbridge university</text:span> </text:p>
            </text:list-item>
          </text:list>
        </text:list-item>
        <text:list-item>
          <text:p text:style-name="P63"><text:span text:style-name="Source_20_Text"><text:span text:style-name="T121">CILogon should be used for login.</text:span></text:span></text:p>
        </text:list-item>
        <text:list-item>
          <text:p text:style-name="P63"><text:span text:style-name="Source_20_Text"><text:span text:style-name="T121">The CILogon unique identifier </text:span></text:span><text:span text:style-name="Source_20_Text"><text:span text:style-name="T122">(uid) </text:span></text:span><text:span text:style-name="Source_20_Text"><text:span text:style-name="T121">should be returned</text:span></text:span></text:p>
        </text:list-item>
        <text:list-item>
          <text:p text:style-name="P64"><text:span text:style-name="T127">User groups are found in LDAP ldap-math.oxbridge.edu with search base<text:line-break/> </text:span><text:span text:style-name="T97">ou=people,o=Oxbridge,o=CO,dc=dev,dc=math,dc=edu<text:line-break/></text:span><text:span text:style-name="T127">under the </text:span><text:span text:style-name="T128">CILogon uid</text:span><text:span text:style-name="T127">.</text:span></text:p>
        </text:list-item>
        <text:list-item>
          <text:p text:style-name="P63"><text:span text:style-name="Source_20_Text"><text:span text:style-name="T121">Tokens can only be obtained by </text:span></text:span><text:span text:style-name="Source_20_Text"><text:span text:style-name="T123">members </text:span></text:span><text:span text:style-name="Source_20_Text"><text:span text:style-name="T121">in </text:span></text:span><text:span text:style-name="Source_20_Text"><text:span text:style-name="T123">the </text:span></text:span><text:span text:style-name="Source_20_Text"><text:span text:style-name="T121">group </text:span></text:span><text:span text:style-name="Source_20_Text"><text:span text:style-name="T77">CO:COU:</text:span></text:span><text:span text:style-name="Source_20_Text"><text:span text:style-name="T79">math</text:span></text:span><text:span text:style-name="Source_20_Text"><text:span text:style-name="T77">:members:active</text:span></text:span><text:span text:style-name="Source_20_Text"><text:span text:style-name="T121"> </text:span></text:span><text:span text:style-name="Source_20_Text"><text:span text:style-name="T124">or <text:s/></text:span></text:span><text:span text:style-name="Source_20_Text"><text:span text:style-name="T79">CO:COU:</text:span></text:span><text:span text:style-name="Source_20_Text"><text:span text:style-name="T80">noms</text:span></text:span><text:span text:style-name="Source_20_Text"><text:span text:style-name="T79">:members:active. </text:span></text:span><text:span text:style-name="Source_20_Text"><text:span text:style-name="T125">A rejection here results in user not found error. (See below)</text:span></text:span></text:p>
        </text:list-item>
        <text:list-item>
          <text:p text:style-name="P65"><text:span text:style-name="Source_20_Text"><text:span text:style-name="T121">Identity linking </text:span></text:span><text:span text:style-name="Source_20_Text"><text:span text:style-name="T122">is done using the uid resolved against the LDAP server in the voPersonID assertion there. A failure to find the user there results in a linking error (See below)</text:span></text:span></text:p>
        </text:list-item>
      </text:list>
      <text:p text:style-name="P15">ID tokens</text:p>
      <text:list text:style-name="L7">
        <text:list-item>
          <text:p text:style-name="P72"><text:span text:style-name="T120">S</text:span>ubject: sha1sum of <text:span text:style-name="T132">CILogon uid</text:span>. <text:span text:style-name="T132">This is to conform to anonymization requirements.</text:span></text:p>
        </text:list-item>
        <text:list-item>
          <text:p text:style-name="P71">Allowed scopes are any subset of <text:line-break/><text:span text:style-name="T7">openid <text:line-break/>email <text:line-break/>profile<text:line-break/>org.cilogon.userinfo </text:span></text:p>
        </text:list-item>
        <text:list-item>
          <text:p text:style-name="P71">Other claims:The groups from LDAP are returned in the <text:span text:style-name="T7">isMemberOf</text:span> claim as an array of strings.</text:p>
        </text:list-item>
      </text:list>
      <text:p text:style-name="Heading"><text:soft-page-break/>Access tokens</text:p>
      <text:list text:style-name="L8">
        <text:list-item>
          <text:p text:style-name="P67">Tokens are RFC 9068</text:p>
        </text:list-item>
        <text:list-item>
          <text:p text:style-name="P73"><text:span text:style-name="T120">Lifetime: </text:span>4 hours.</text:p>
        </text:list-item>
        <text:list-item>
          <text:p text:style-name="P73"><text:span text:style-name="T120">S</text:span>ubject: sha1sum of <text:span text:style-name="T132">CILogon uid</text:span>. <text:span text:style-name="T132">This is to conform to anonymization requirements.</text:span></text:p>
        </text:list-item>
        <text:list-item>
          <text:p text:style-name="P73">Audience: <text:span text:style-name="T120">S</text:span>hould be set to <text:span text:style-name="T128">the resource server URI </text:span><text:span text:style-name="T132">or any the client passes in during the initial request</text:span>. </text:p>
        </text:list-item>
        <text:list-item>
          <text:p text:style-name="P73"><text:span text:style-name="T120">Other claims: </text:span><text:span text:style-name="T119">If users are in the group </text:span><text:span text:style-name="Source_20_Text"><text:span text:style-name="T79">CO:COU:</text:span></text:span><text:span text:style-name="Source_20_Text"><text:span text:style-name="T80">noms</text:span></text:span><text:span text:style-name="Source_20_Text"><text:span text:style-name="T79">:members:active</text:span></text:span><text:span text:style-name="T119"> , then the access token must assert the claim “grant_id” with the value “NSF-123456”.</text:span></text:p>
        </text:list-item>
        <text:list-item>
          <text:p text:style-name="P68">Allowed scopes are <text:line-break/><text:a xlink:type="simple" xlink:href="db:ini:sdb:init:table" text:style-name="Internet_20_link" text:visited-style-name="Visited_20_Internet_20_Link"><text:span text:style-name="T7">db:init:table</text:span></text:a><text:span text:style-name="T7"><text:line-break/></text:span><text:a xlink:type="simple" xlink:href="db:create:table" text:style-name="Internet_20_link" text:visited-style-name="Visited_20_Internet_20_Link"><text:span text:style-name="T7">db:create:table</text:span></text:a><text:span text:style-name="T7"><text:line-break/></text:span><text:a xlink:type="simple" xlink:href="db:delete:table" text:style-name="Internet_20_link" text:visited-style-name="Visited_20_Internet_20_Link"><text:span text:style-name="T7">db:delete:table</text:span></text:a><text:span text:style-name="T7"><text:line-break/></text:span><text:a xlink:type="simple" xlink:href="db:modify:table" text:style-name="Internet_20_link" text:visited-style-name="Visited_20_Internet_20_Link"><text:span text:style-name="T7">db:modify:table</text:span></text:a></text:p>
        </text:list-item>
        <text:list-item>
          <text:p text:style-name="P74"><text:span text:style-name="T128">Allowed database permissions </text:span>are found in LDAP, ldap-math.oxbridge.edu with search base <text:span text:style-name="T93">ou=services,o=Oxbridge,o=CO,dc=dev,dc=math,dc=edu</text:span><text:line-break/>under the <text:span text:style-name="T128">CILogon uid</text:span>. <text:span text:style-name="T132">The database and table will be set from this.</text:span></text:p>
        </text:list-item>
      </text:list>
      <text:p text:style-name="Heading">Refresh tokens</text:p>
      <text:list text:style-name="L9">
        <text:list-item>
          <text:p text:style-name="P70">JWT format</text:p>
        </text:list-item>
        <text:list-item>
          <text:p text:style-name="P70">Lifetime: 7 days</text:p>
        </text:list-item>
        <text:list-item>
          <text:p text:style-name="P69">No subject</text:p>
        </text:list-item>
      </text:list>
      <text:p text:style-name="Heading">Error handling</text:p>
      <text:p text:style-name="P75">Authorization denied handling</text:p>
      <text:list text:continue-list="list3430043268" text:style-name="L6">
        <text:list-item>
          <text:p text:style-name="P66">Users that are denied authorization at the issuer should be redirected to the help page located at <text:a xlink:type="simple" xlink:href="https://www.sdcc.bnl.gov/registry-login-error.php" text:style-name="Internet_20_link" text:visited-style-name="Visited_20_Internet_20_Link">https://<text:span text:style-name="T127">math</text:span>.<text:span text:style-name="T113">oxbridge</text:span>.<text:span text:style-name="T113">edu</text:span>/registry-login-error.php</text:a> </text:p>
          <text:list>
            <text:list-item>
              <text:p text:style-name="P66">The following <text:span text:style-name="T131">entries </text:span>should be sent </text:p>
              <text:list>
                <text:list-item>
                  <text:p text:style-name="P66">error </text:p>
                  <text:list>
                    <text:list-item>
                      <text:p text:style-name="P66">Same as would normally go to client callback uri </text:p>
                    </text:list-item>
                  </text:list>
                </text:list-item>
                <text:list-item>
                  <text:p text:style-name="P66">error_description </text:p>
                  <text:list>
                    <text:list-item>
                      <text:p text:style-name="P66">Same as would normally go to client callback uri </text:p>
                    </text:list-item>
                  </text:list>
                </text:list-item>
                <text:list-item>
                  <text:p text:style-name="P66">service<text:span text:style-name="T131">_</text:span>id </text:p>
                  <text:list>
                    <text:list-item>
                      <text:p text:style-name="P66">“<text:span text:style-name="T130">no_auth</text:span>”</text:p>
                    </text:list-item>
                  </text:list>
                </text:list-item>
              </text:list>
            </text:list-item>
          </text:list>
        </text:list-item>
      </text:list>
      <text:p text:style-name="P75"><text:span text:style-name="T128">No linking </text:span>handling</text:p>
      <text:list text:continue-numbering="true" text:style-name="L6">
        <text:list-item>
          <text:p text:style-name="P66">Users that are authoriz<text:span text:style-name="T133">ed</text:span> <text:span text:style-name="T128">but for whom there is no identity linking </text:span><text:s/>at the issuer should be redirected to the help page located at <text:a xlink:type="simple" xlink:href="https://www.sdcc.bnl.gov/registry-login-error.php" text:style-name="Internet_20_link" text:visited-style-name="Visited_20_Internet_20_Link">https://<text:span text:style-name="T127">math</text:span>.<text:span text:style-name="T113">oxbridge</text:span>.<text:span text:style-name="T113">edu</text:span>/registry-<text:span text:style-name="T128">linking</text:span>.php</text:a> </text:p>
          <text:list>
            <text:list-item>
              <text:p text:style-name="P66">The following <text:span text:style-name="T131">entries </text:span>should be sent </text:p>
              <text:list>
                <text:list-item>
                  <text:p text:style-name="P66">error </text:p>
                  <text:list>
                    <text:list-item>
                      <text:p text:style-name="P66">Same as would normally go to client callback uri </text:p>
                    </text:list-item>
                  </text:list>
                </text:list-item>
                <text:list-item>
                  <text:p text:style-name="P66">error_description </text:p>
                  <text:list>
                    <text:list-item>
                      <text:p text:style-name="P66"><text:soft-page-break/>Same as would normally go to client callback uri </text:p>
                    </text:list-item>
                  </text:list>
                </text:list-item>
                <text:list-item>
                  <text:p text:style-name="P66">service<text:span text:style-name="T131">_</text:span>id </text:p>
                  <text:list>
                    <text:list-item>
                      <text:p text:style-name="P66">“<text:span text:style-name="T130">no_</text:span><text:span text:style-name="T128">linking</text:span>”</text:p>
                    </text:list-item>
                  </text:list>
                </text:list-item>
              </text:list>
            </text:list-item>
          </text:list>
        </text:list-item>
      </text:list>
      <text:p text:style-name="Heading">Epilog</text:p>
      <text:p text:style-name="P34"><text:span text:style-name="T101">The </text:span><text:span text:style-name="T99">sub</text:span><text:span text:style-name="T101"> in this case is the internal CILogon identifier for the user. Since that is guaranteed unique, many </text:span><text:span text:style-name="T112">clients</text:span><text:span text:style-name="T101"> </text:span><text:span text:style-name="T132">(such as this one) </text:span><text:span text:style-name="T101">use that for identifying their users.</text:span></text:p>
      <text:p text:style-name="P34"><text:span text:style-name="T114">The <text:s/>issuer is the OA4MP server. In this case, it </text:span><text:span text:style-name="T115">is configured as</text:span><text:span text:style-name="T114"> a virtual issuer, with its own set of signing keys, <text:s/>for the NOMS group. The resource server is the server that interprets the access token and serves/manages resources (such actually copying a file or in this case, hosting <text:s/>a database engine). <text:line-break/><text:line-break/></text:span><text:span text:style-name="T128">T</text:span><text:span text:style-name="T115">he authorization policy allows for users who are not at the institution (oxbridge.edu) to use GitHub as an alternate login and link their account to their set of permissions. It</text:span> does th<text:span text:style-name="T115">is by handing off the logon to CILogon (which, incidentally, is an OA4MP server too!). </text:span><text:span text:style-name="T116">This is why this server uses the CILogon user id as the subject claim – it denotes the user uniquely across logins. </text:span><text:span text:style-name="T128">Linking is managed by Oxbridge and recorded in their LDAP.</text:span></text:p>
      <text:p text:style-name="P24"/>
      <text:p text:style-name="P33"><text:s/></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08:22:13.449800114</meta:creation-date>
    <dc:date>2024-12-01T07:33:40.468745157</dc:date>
    <meta:editing-duration>P3DT1H56M52S</meta:editing-duration>
    <meta:editing-cycles>27</meta:editing-cycles>
    <meta:generator>LibreOffice/24.2.6.2$Linux_X86_64 LibreOffice_project/420$Build-2</meta:generator>
    <meta:document-statistic meta:table-count="2" meta:image-count="0" meta:object-count="0" meta:page-count="9" meta:paragraph-count="170" meta:word-count="2263" meta:character-count="14724" meta:non-whitespace-character-count="12040"/>
  </office:meta>
</office:document-meta>
</file>